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Thumbnails/thumbnail.png" manifest:media-type="image/png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content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Replacements/Object 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82" manifest:media-type=""/>
  <manifest:file-entry manifest:full-path="ObjectReplacements/Object 25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55" manifest:media-type=""/>
  <manifest:file-entry manifest:full-path="ObjectReplacements/Object 1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50" manifest:media-type=""/>
  <manifest:file-entry manifest:full-path="ObjectReplacements/Object 2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34" manifest:media-type=""/>
  <manifest:file-entry manifest:full-path="ObjectReplacements/Object 1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5" manifest:media-type=""/>
  <manifest:file-entry manifest:full-path="ObjectReplacements/Object 20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meta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Configurations2/" manifest:media-type="application/vnd.sun.xml.ui.configuration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settings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paragraph-rsid="00b2e5f8"/>
    </style:style>
    <style:style style:name="P70" style:family="paragraph" style:parent-style-name="Standard">
      <style:text-properties officeooo:rsid="0047dae3" officeooo:paragraph-rsid="0047dae3"/>
    </style:style>
    <style:style style:name="P71" style:family="paragraph" style:parent-style-name="Standard">
      <style:text-properties officeooo:rsid="001ce192" officeooo:paragraph-rsid="000ffb35"/>
    </style:style>
    <style:style style:name="P72" style:family="paragraph" style:parent-style-name="Standard">
      <style:text-properties officeooo:rsid="00b8f63d" officeooo:paragraph-rsid="00b8f63d"/>
    </style:style>
    <style:style style:name="P73" style:family="paragraph" style:parent-style-name="Standard">
      <style:text-properties officeooo:rsid="00b9b6a8" officeooo:paragraph-rsid="00b9b6a8"/>
    </style:style>
    <style:style style:name="P74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5" style:family="paragraph" style:parent-style-name="Standard">
      <style:text-properties officeooo:rsid="007227ab" officeooo:paragraph-rsid="0062162e"/>
    </style:style>
    <style:style style:name="P76" style:family="paragraph" style:parent-style-name="Standard">
      <style:text-properties officeooo:rsid="00c67e96" officeooo:paragraph-rsid="00c67e96"/>
    </style:style>
    <style:style style:name="P77" style:family="paragraph" style:parent-style-name="Standard">
      <style:text-properties officeooo:rsid="00c7bf39" officeooo:paragraph-rsid="001b4754"/>
    </style:style>
    <style:style style:name="P78" style:family="paragraph" style:parent-style-name="Standard">
      <style:text-properties officeooo:rsid="00c7bf39" officeooo:paragraph-rsid="010b2171"/>
    </style:style>
    <style:style style:name="P79" style:family="paragraph" style:parent-style-name="Standard">
      <style:text-properties officeooo:paragraph-rsid="00c87004"/>
    </style:style>
    <style:style style:name="P80" style:family="paragraph" style:parent-style-name="Standard">
      <style:text-properties officeooo:rsid="00ca450b" officeooo:paragraph-rsid="00ca450b"/>
    </style:style>
    <style:style style:name="P81" style:family="paragraph" style:parent-style-name="Standard">
      <style:text-properties officeooo:rsid="00d30adb" officeooo:paragraph-rsid="00d30adb"/>
    </style:style>
    <style:style style:name="P82" style:family="paragraph" style:parent-style-name="Standard">
      <style:text-properties officeooo:rsid="00d30adb" officeooo:paragraph-rsid="00d417fa"/>
    </style:style>
    <style:style style:name="P83" style:family="paragraph" style:parent-style-name="Standard">
      <style:text-properties officeooo:rsid="00d3667a" officeooo:paragraph-rsid="00d3667a"/>
    </style:style>
    <style:style style:name="P84" style:family="paragraph" style:parent-style-name="Standard">
      <style:text-properties officeooo:paragraph-rsid="00d30adb"/>
    </style:style>
    <style:style style:name="P85" style:family="paragraph" style:parent-style-name="Standard">
      <style:text-properties officeooo:rsid="00db0418" officeooo:paragraph-rsid="00db0418"/>
    </style:style>
    <style:style style:name="P86" style:family="paragraph" style:parent-style-name="Standard">
      <style:text-properties officeooo:rsid="00db0418" officeooo:paragraph-rsid="00d911df"/>
    </style:style>
    <style:style style:name="P87" style:family="paragraph" style:parent-style-name="Standard">
      <style:text-properties officeooo:rsid="00e75396" officeooo:paragraph-rsid="00e75396"/>
    </style:style>
    <style:style style:name="P88" style:family="paragraph" style:parent-style-name="Standard">
      <style:text-properties officeooo:paragraph-rsid="00e75396"/>
    </style:style>
    <style:style style:name="P89" style:family="paragraph" style:parent-style-name="Standard">
      <style:text-properties officeooo:rsid="00dc6155" officeooo:paragraph-rsid="00e75396"/>
    </style:style>
    <style:style style:name="P90" style:family="paragraph" style:parent-style-name="Standard">
      <style:text-properties officeooo:rsid="00e95667" officeooo:paragraph-rsid="00e95667"/>
    </style:style>
    <style:style style:name="P91" style:family="paragraph" style:parent-style-name="Standard">
      <style:text-properties officeooo:rsid="00e95667" officeooo:paragraph-rsid="00e96ba8"/>
    </style:style>
    <style:style style:name="P92" style:family="paragraph" style:parent-style-name="Standard">
      <style:text-properties officeooo:rsid="00e95667" officeooo:paragraph-rsid="0103dac1"/>
    </style:style>
    <style:style style:name="P93" style:family="paragraph" style:parent-style-name="Standard">
      <style:text-properties officeooo:rsid="00e96ba8" officeooo:paragraph-rsid="00e96ba8"/>
    </style:style>
    <style:style style:name="P94" style:family="paragraph" style:parent-style-name="Standard">
      <style:text-properties officeooo:rsid="00e982a6" officeooo:paragraph-rsid="00e982a6"/>
    </style:style>
    <style:style style:name="P95" style:family="paragraph" style:parent-style-name="Standard">
      <style:text-properties officeooo:rsid="00e982a6" officeooo:paragraph-rsid="00e96ba8"/>
    </style:style>
    <style:style style:name="P96" style:family="paragraph" style:parent-style-name="Standard">
      <style:text-properties officeooo:rsid="002e70e1" officeooo:paragraph-rsid="00e9c8cf"/>
    </style:style>
    <style:style style:name="P97" style:family="paragraph" style:parent-style-name="Standard">
      <style:text-properties officeooo:rsid="002e70e1" officeooo:paragraph-rsid="00eb4db4"/>
    </style:style>
    <style:style style:name="P98" style:family="paragraph" style:parent-style-name="Standard">
      <style:text-properties officeooo:rsid="00eb4db4" officeooo:paragraph-rsid="00eb4db4"/>
    </style:style>
    <style:style style:name="P99" style:family="paragraph" style:parent-style-name="Standard">
      <style:text-properties officeooo:rsid="00eb4db4" officeooo:paragraph-rsid="00f11bf0"/>
    </style:style>
    <style:style style:name="P100" style:family="paragraph" style:parent-style-name="Standard">
      <style:text-properties officeooo:paragraph-rsid="00eb4db4"/>
    </style:style>
    <style:style style:name="P101" style:family="paragraph" style:parent-style-name="Standard">
      <style:text-properties officeooo:rsid="00dff138" officeooo:paragraph-rsid="006b5bc9"/>
    </style:style>
    <style:style style:name="P102" style:family="paragraph" style:parent-style-name="Standard">
      <style:text-properties officeooo:rsid="00dff138" officeooo:paragraph-rsid="00eb4db4"/>
    </style:style>
    <style:style style:name="P103" style:family="paragraph" style:parent-style-name="Standard">
      <style:text-properties officeooo:rsid="005822aa" officeooo:paragraph-rsid="00eb4db4"/>
    </style:style>
    <style:style style:name="P104" style:family="paragraph" style:parent-style-name="Standard">
      <style:text-properties officeooo:rsid="009d7745" officeooo:paragraph-rsid="00eb4db4"/>
    </style:style>
    <style:style style:name="P105" style:family="paragraph" style:parent-style-name="Standard">
      <style:text-properties officeooo:rsid="007c7c90" officeooo:paragraph-rsid="00eb4db4"/>
    </style:style>
    <style:style style:name="P106" style:family="paragraph" style:parent-style-name="Standard">
      <style:text-properties officeooo:rsid="009f4918" officeooo:paragraph-rsid="00eb4db4"/>
    </style:style>
    <style:style style:name="P107" style:family="paragraph" style:parent-style-name="Standard">
      <style:text-properties officeooo:rsid="00e9c8cf" officeooo:paragraph-rsid="00eb4db4"/>
    </style:style>
    <style:style style:name="P108" style:family="paragraph" style:parent-style-name="Standard">
      <style:text-properties officeooo:rsid="00f36b4e" officeooo:paragraph-rsid="00f36b4e"/>
    </style:style>
    <style:style style:name="P109" style:family="paragraph" style:parent-style-name="Standard">
      <style:text-properties officeooo:rsid="00f36b4e" officeooo:paragraph-rsid="0108ecd0"/>
    </style:style>
    <style:style style:name="P110" style:family="paragraph" style:parent-style-name="Standard">
      <style:text-properties officeooo:rsid="00f6c0e9" officeooo:paragraph-rsid="00f6c0e9"/>
    </style:style>
    <style:style style:name="P111" style:family="paragraph" style:parent-style-name="Standard">
      <style:text-properties officeooo:rsid="00f6c0e9" officeooo:paragraph-rsid="01075ad4"/>
    </style:style>
    <style:style style:name="P112" style:family="paragraph" style:parent-style-name="Standard">
      <style:text-properties officeooo:rsid="01046086" officeooo:paragraph-rsid="0105c8fb"/>
    </style:style>
    <style:style style:name="P113" style:family="paragraph" style:parent-style-name="Standard">
      <style:text-properties officeooo:rsid="0105c8fb" officeooo:paragraph-rsid="0105c8fb"/>
    </style:style>
    <style:style style:name="P114" style:family="paragraph" style:parent-style-name="Standard">
      <style:text-properties officeooo:rsid="010cd7bc" officeooo:paragraph-rsid="010e417c"/>
    </style:style>
    <style:style style:name="P115" style:family="paragraph" style:parent-style-name="Standard">
      <style:text-properties officeooo:rsid="010e417c" officeooo:paragraph-rsid="010e417c"/>
    </style:style>
    <style:style style:name="P116" style:family="paragraph" style:parent-style-name="Standard">
      <style:text-properties officeooo:rsid="0111e1cf" officeooo:paragraph-rsid="0111e1cf"/>
    </style:style>
    <style:style style:name="P117" style:family="paragraph" style:parent-style-name="Standard">
      <style:text-properties officeooo:rsid="00f11bf0" officeooo:paragraph-rsid="00f11bf0"/>
    </style:style>
    <style:style style:name="P118" style:family="paragraph" style:parent-style-name="Standard">
      <style:text-properties officeooo:rsid="011cc148" officeooo:paragraph-rsid="011cc148"/>
    </style:style>
    <style:style style:name="P119" style:family="paragraph" style:parent-style-name="Standard">
      <style:text-properties officeooo:rsid="011cc148" officeooo:paragraph-rsid="015f35d2"/>
    </style:style>
    <style:style style:name="P120" style:family="paragraph" style:parent-style-name="Standard">
      <style:text-properties officeooo:paragraph-rsid="0120dd66"/>
    </style:style>
    <style:style style:name="P121" style:family="paragraph" style:parent-style-name="Standard">
      <style:text-properties officeooo:paragraph-rsid="01282e3b"/>
    </style:style>
    <style:style style:name="P122" style:family="paragraph" style:parent-style-name="Standard">
      <style:text-properties officeooo:paragraph-rsid="0128d7a1"/>
    </style:style>
    <style:style style:name="P123" style:family="paragraph" style:parent-style-name="Standard">
      <style:text-properties officeooo:paragraph-rsid="012e200f"/>
    </style:style>
    <style:style style:name="P124" style:family="paragraph" style:parent-style-name="Standard">
      <style:text-properties officeooo:rsid="0128d7a1" officeooo:paragraph-rsid="012efaed"/>
    </style:style>
    <style:style style:name="P125" style:family="paragraph" style:parent-style-name="Standard">
      <style:text-properties officeooo:rsid="0128d7a1" officeooo:paragraph-rsid="0155f58d"/>
    </style:style>
    <style:style style:name="P126" style:family="paragraph" style:parent-style-name="Standard">
      <style:text-properties officeooo:paragraph-rsid="013692bf"/>
    </style:style>
    <style:style style:name="P127" style:family="paragraph" style:parent-style-name="Standard">
      <style:text-properties officeooo:paragraph-rsid="013b9a2f"/>
    </style:style>
    <style:style style:name="P128" style:family="paragraph" style:parent-style-name="Standard">
      <style:text-properties officeooo:rsid="012e200f" officeooo:paragraph-rsid="01444e07"/>
    </style:style>
    <style:style style:name="P129" style:family="paragraph" style:parent-style-name="Standard">
      <style:text-properties officeooo:rsid="012e200f" officeooo:paragraph-rsid="014d6c41"/>
    </style:style>
    <style:style style:name="P130" style:family="paragraph" style:parent-style-name="Standard">
      <style:text-properties officeooo:rsid="01444e07" officeooo:paragraph-rsid="014548cf"/>
    </style:style>
    <style:style style:name="P131" style:family="paragraph" style:parent-style-name="Standard">
      <style:text-properties officeooo:rsid="01444e07" officeooo:paragraph-rsid="017bda08"/>
    </style:style>
    <style:style style:name="P132" style:family="paragraph" style:parent-style-name="Standard">
      <style:text-properties officeooo:paragraph-rsid="01534d25"/>
    </style:style>
    <style:style style:name="P133" style:family="paragraph" style:parent-style-name="Standard">
      <style:text-properties officeooo:rsid="01534d25" officeooo:paragraph-rsid="0155f58d"/>
    </style:style>
    <style:style style:name="P134" style:family="paragraph" style:parent-style-name="Standard">
      <style:text-properties officeooo:rsid="01534d25" officeooo:paragraph-rsid="01534d25"/>
    </style:style>
    <style:style style:name="P135" style:family="paragraph" style:parent-style-name="Standard">
      <style:text-properties officeooo:rsid="0155f58d" officeooo:paragraph-rsid="0155f58d"/>
    </style:style>
    <style:style style:name="P136" style:family="paragraph" style:parent-style-name="Standard">
      <style:text-properties officeooo:paragraph-rsid="0155f58d"/>
    </style:style>
    <style:style style:name="P137" style:family="paragraph" style:parent-style-name="Standard">
      <style:text-properties officeooo:rsid="00aa3ca6" officeooo:paragraph-rsid="006aa50f"/>
    </style:style>
    <style:style style:name="P138" style:family="paragraph" style:parent-style-name="Standard">
      <style:text-properties officeooo:rsid="015d4340" officeooo:paragraph-rsid="015d4340"/>
    </style:style>
    <style:style style:name="P139" style:family="paragraph" style:parent-style-name="Standard">
      <style:text-properties officeooo:paragraph-rsid="015ec3a1"/>
    </style:style>
    <style:style style:name="P140" style:family="paragraph" style:parent-style-name="Standard">
      <style:text-properties officeooo:paragraph-rsid="015f35d2"/>
    </style:style>
    <style:style style:name="P141" style:family="paragraph" style:parent-style-name="Standard">
      <style:text-properties officeooo:paragraph-rsid="01608f27"/>
    </style:style>
    <style:style style:name="P142" style:family="paragraph" style:parent-style-name="Standard">
      <style:text-properties officeooo:rsid="0170a9cc" officeooo:paragraph-rsid="01795f30"/>
    </style:style>
    <style:style style:name="P143" style:family="paragraph" style:parent-style-name="Standard">
      <style:text-properties officeooo:rsid="0170a9cc" officeooo:paragraph-rsid="00e9c8cf"/>
    </style:style>
    <style:style style:name="P144" style:family="paragraph" style:parent-style-name="Standard">
      <style:text-properties officeooo:paragraph-rsid="0177cd0a"/>
    </style:style>
    <style:style style:name="P145" style:family="paragraph" style:parent-style-name="Standard">
      <style:text-properties officeooo:rsid="014548cf" officeooo:paragraph-rsid="017bda08"/>
    </style:style>
    <style:style style:name="P146" style:family="paragraph" style:parent-style-name="Standard">
      <style:text-properties officeooo:rsid="013865a3" officeooo:paragraph-rsid="01853be9"/>
    </style:style>
    <style:style style:name="P147" style:family="paragraph" style:parent-style-name="Standard">
      <style:text-properties officeooo:rsid="0181ab1e" officeooo:paragraph-rsid="0181ab1e"/>
    </style:style>
    <style:style style:name="P148" style:family="paragraph" style:parent-style-name="Standard">
      <style:text-properties officeooo:rsid="01444e07" officeooo:paragraph-rsid="01444e07"/>
    </style:style>
    <style:style style:name="P149" style:family="paragraph" style:parent-style-name="Standard">
      <style:text-properties officeooo:rsid="012e200f" officeooo:paragraph-rsid="014d6c41"/>
    </style:style>
    <style:style style:name="P150" style:family="paragraph" style:parent-style-name="Standard">
      <style:text-properties officeooo:paragraph-rsid="018c47c7"/>
    </style:style>
    <style:style style:name="P151" style:family="paragraph" style:parent-style-name="Standard">
      <style:paragraph-properties fo:text-align="start" style:justify-single-word="false"/>
      <style:text-properties officeooo:paragraph-rsid="0128d7a1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4580"/>
    </style:style>
    <style:style style:name="T75" style:family="text">
      <style:text-properties officeooo:rsid="00f4c75f"/>
    </style:style>
    <style:style style:name="T76" style:family="text">
      <style:text-properties officeooo:rsid="00f55486"/>
    </style:style>
    <style:style style:name="T77" style:family="text">
      <style:text-properties officeooo:rsid="00f58d49"/>
    </style:style>
    <style:style style:name="T78" style:family="text">
      <style:text-properties officeooo:rsid="00f77bd6"/>
    </style:style>
    <style:style style:name="T79" style:family="text">
      <style:text-properties officeooo:rsid="00f95f7f"/>
    </style:style>
    <style:style style:name="T80" style:family="text">
      <style:text-properties officeooo:rsid="00fac8cc"/>
    </style:style>
    <style:style style:name="T81" style:family="text">
      <style:text-properties officeooo:rsid="00ff4374"/>
    </style:style>
    <style:style style:name="T82" style:family="text">
      <style:text-properties officeooo:rsid="0103dac1"/>
    </style:style>
    <style:style style:name="T83" style:family="text">
      <style:text-properties officeooo:rsid="0105c8fb"/>
    </style:style>
    <style:style style:name="T84" style:family="text">
      <style:text-properties officeooo:rsid="010699f9"/>
    </style:style>
    <style:style style:name="T85" style:family="text">
      <style:text-properties officeooo:rsid="0108ecd0"/>
    </style:style>
    <style:style style:name="T86" style:family="text">
      <style:text-properties officeooo:rsid="010b2171"/>
    </style:style>
    <style:style style:name="T87" style:family="text">
      <style:text-properties officeooo:rsid="010cd7bc"/>
    </style:style>
    <style:style style:name="T88" style:family="text">
      <style:text-properties officeooo:rsid="010e417c"/>
    </style:style>
    <style:style style:name="T89" style:family="text">
      <style:text-properties officeooo:rsid="010fc4d2"/>
    </style:style>
    <style:style style:name="T90" style:family="text">
      <style:text-properties officeooo:rsid="0011604b"/>
    </style:style>
    <style:style style:name="T91" style:family="text">
      <style:text-properties officeooo:rsid="0114ae7c"/>
    </style:style>
    <style:style style:name="T92" style:family="text">
      <style:text-properties officeooo:rsid="01188e64"/>
    </style:style>
    <style:style style:name="T93" style:family="text">
      <style:text-properties officeooo:rsid="0119ffcd"/>
    </style:style>
    <style:style style:name="T94" style:family="text">
      <style:text-properties officeooo:rsid="011b412f"/>
    </style:style>
    <style:style style:name="T95" style:family="text">
      <style:text-properties officeooo:rsid="011e3ab1"/>
    </style:style>
    <style:style style:name="T96" style:family="text">
      <style:text-properties officeooo:rsid="011fa1f3"/>
    </style:style>
    <style:style style:name="T97" style:family="text">
      <style:text-properties officeooo:rsid="0120dd66"/>
    </style:style>
    <style:style style:name="T98" style:family="text">
      <style:text-properties officeooo:rsid="00f11bf0"/>
    </style:style>
    <style:style style:name="T99" style:family="text">
      <style:text-properties officeooo:rsid="01222931"/>
    </style:style>
    <style:style style:name="T100" style:family="text">
      <style:text-properties officeooo:rsid="012369c2"/>
    </style:style>
    <style:style style:name="T101" style:family="text">
      <style:text-properties officeooo:rsid="01244705"/>
    </style:style>
    <style:style style:name="T102" style:family="text">
      <style:text-properties officeooo:rsid="01263c00"/>
    </style:style>
    <style:style style:name="T103" style:family="text">
      <style:text-properties officeooo:rsid="01282e3b"/>
    </style:style>
    <style:style style:name="T104" style:family="text">
      <style:text-properties officeooo:rsid="0128d7a1"/>
    </style:style>
    <style:style style:name="T105" style:family="text">
      <style:text-properties officeooo:rsid="012ca4e2"/>
    </style:style>
    <style:style style:name="T106" style:family="text">
      <style:text-properties officeooo:rsid="012e200f"/>
    </style:style>
    <style:style style:name="T107" style:family="text">
      <style:text-properties officeooo:rsid="012efaed"/>
    </style:style>
    <style:style style:name="T108" style:family="text">
      <style:text-properties officeooo:rsid="01316f45"/>
    </style:style>
    <style:style style:name="T109" style:family="text">
      <style:text-properties officeooo:rsid="0133ea4d"/>
    </style:style>
    <style:style style:name="T110" style:family="text">
      <style:text-properties officeooo:rsid="013692bf"/>
    </style:style>
    <style:style style:name="T111" style:family="text">
      <style:text-properties officeooo:rsid="0139d545"/>
    </style:style>
    <style:style style:name="T112" style:family="text">
      <style:text-properties officeooo:rsid="013a86f9"/>
    </style:style>
    <style:style style:name="T113" style:family="text">
      <style:text-properties officeooo:rsid="013b9a2f"/>
    </style:style>
    <style:style style:name="T114" style:family="text">
      <style:text-properties officeooo:rsid="013edfbe"/>
    </style:style>
    <style:style style:name="T115" style:family="text">
      <style:text-properties officeooo:rsid="014719f0"/>
    </style:style>
    <style:style style:name="T116" style:family="text">
      <style:text-properties officeooo:rsid="014ae8df"/>
    </style:style>
    <style:style style:name="T117" style:family="text">
      <style:text-properties officeooo:rsid="014c9308"/>
    </style:style>
    <style:style style:name="T118" style:family="text">
      <style:text-properties officeooo:rsid="014e5f6d"/>
    </style:style>
    <style:style style:name="T119" style:family="text">
      <style:text-properties officeooo:rsid="015147d0"/>
    </style:style>
    <style:style style:name="T120" style:family="text">
      <style:text-properties officeooo:rsid="01534d25"/>
    </style:style>
    <style:style style:name="T121" style:family="text">
      <style:text-properties officeooo:rsid="0155f58d"/>
    </style:style>
    <style:style style:name="T122" style:family="text">
      <style:text-properties officeooo:rsid="0156fa98"/>
    </style:style>
    <style:style style:name="T123" style:family="text">
      <style:text-properties officeooo:rsid="0158a18c"/>
    </style:style>
    <style:style style:name="T124" style:family="text">
      <style:text-properties officeooo:rsid="01599f67"/>
    </style:style>
    <style:style style:name="T125" style:family="text">
      <style:text-properties officeooo:rsid="015b71ca"/>
    </style:style>
    <style:style style:name="T126" style:family="text">
      <style:text-properties officeooo:rsid="015d4340"/>
    </style:style>
    <style:style style:name="T127" style:family="text">
      <style:text-properties officeooo:rsid="015ec3a1"/>
    </style:style>
    <style:style style:name="T128" style:family="text">
      <style:text-properties officeooo:rsid="015f35d2"/>
    </style:style>
    <style:style style:name="T129" style:family="text">
      <style:text-properties officeooo:rsid="01602754"/>
    </style:style>
    <style:style style:name="T130" style:family="text">
      <style:text-properties officeooo:rsid="01608f27"/>
    </style:style>
    <style:style style:name="T131" style:family="text">
      <style:text-properties officeooo:rsid="016307fb"/>
    </style:style>
    <style:style style:name="T132" style:family="text">
      <style:text-properties officeooo:rsid="01659584"/>
    </style:style>
    <style:style style:name="T133" style:family="text">
      <style:text-properties officeooo:rsid="01659c5c"/>
    </style:style>
    <style:style style:name="T134" style:family="text">
      <style:text-properties officeooo:rsid="0166ff83"/>
    </style:style>
    <style:style style:name="T135" style:family="text">
      <style:text-properties officeooo:rsid="0175e46f"/>
    </style:style>
    <style:style style:name="T136" style:family="text">
      <style:text-properties officeooo:rsid="0177cd0a"/>
    </style:style>
    <style:style style:name="T137" style:family="text">
      <style:text-properties officeooo:rsid="017bda08"/>
    </style:style>
    <style:style style:name="T138" style:family="text">
      <style:text-properties officeooo:rsid="017c1a93"/>
    </style:style>
    <style:style style:name="T139" style:family="text">
      <style:text-properties officeooo:rsid="017efefd"/>
    </style:style>
    <style:style style:name="T140" style:family="text">
      <style:text-properties officeooo:rsid="017fb39a"/>
    </style:style>
    <style:style style:name="T141" style:family="text">
      <style:text-properties officeooo:rsid="01838df3"/>
    </style:style>
    <style:style style:name="T142" style:family="text">
      <style:text-properties officeooo:rsid="01853be9"/>
    </style:style>
    <style:style style:name="T143" style:family="text">
      <style:text-properties officeooo:rsid="01868ada"/>
    </style:style>
    <style:style style:name="T144" style:family="text">
      <style:text-properties officeooo:rsid="0187ba85"/>
    </style:style>
    <style:style style:name="T145" style:family="text">
      <style:text-properties officeooo:rsid="0189d83b"/>
    </style:style>
    <style:style style:name="T146" style:family="text">
      <style:text-properties officeooo:rsid="018c47c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21">We develop here a</text:span><text:span text:style-name="T86">n a</text:span>lgorithm <text:span text:style-name="T86">based on the </text:span>Llewellyn Thomas <text:span text:style-name="T86">algorithm for tridiagonal matrices </text:span>for solving banded cyclic/periodic matrices.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<text:span text:style-name="T121">zero</text:span>. </text:p>
      <text:p text:style-name="P6"/>
      <text:p text:style-name="P8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7"/>
      <text:p text:style-name="P8"/>
      <text:p text:style-name="P100"><text:span text:style-name="T70">We will develop three versions of an algorithm for solving these systems. First, the</text:span> system can be solved in O[n] with <text:span text:style-name="T70">what we shall call the forward </text:span>algorithm. </text:p>
      <text:p text:style-name="P100"/>
      <text:p text:style-name="P98">Forward algorithm:</text:p>
      <text:p text:style-name="P100"/>
      <text:p text:style-name="P100">Starting with the 1st and nth equations and working inwards to the 2nd and n-1st an so on, for the jth pair of equations <text:s/>we can write, <text:span text:style-name="T72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9">for <text:s/><text:span text:style-name="T12">j:{1,2,3,4…} 0 &lt; j &lt; n/2 </text:span></text:p>
      <text:p text:style-name="P34"><text:span text:style-name="T57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3">then we have</text:p>
      <text:p text:style-name="P34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4"/>
      <text:p text:style-name="P34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2" draw:name="Object21" text:anchor-type="as-char" svg:y="-0.3016in" svg:width="6.3744in" svg:height="0.55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2">which is <text:span text:style-name="T51">a </text:span>2x2 system solvable for the middle two <text:span text:style-name="T64">values:</text:span></text:p>
      <text:p text:style-name="P81"/>
      <text:p text:style-name="P83"><draw:frame draw:style-name="fr2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4"/>
      <text:p text:style-name="P66"><text:s text:c="2"/></text:p>
      <text:p text:style-name="P74"/>
      <text:p text:style-name="P33">If n is odd, <text:span text:style-name="T16">the middle term is included</text:span>:</text:p>
      <text:p text:style-name="P2"/>
      <text:p text:style-name="P71"><draw:frame draw:style-name="fr2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1"/>
      <text:p text:style-name="P70">With</text:p>
      <text:p text:style-name="P35"/>
      <text:p text:style-name="P36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2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2"/>
      <text:p text:style-name="P72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6"/>
      <text:p text:style-name="P36"><draw:frame draw:style-name="fr2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2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36"><text:span text:style-name="T121">Proceeding in complexity, </text:span><text:span text:style-name="T13"><text:s/>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2" draw:name="Object11" text:anchor-type="as-char" svg:y="-1.0689in" svg:width="5.5138in" svg:height="2.161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5"/>
      <text:p text:style-name="P79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9"/>
      <text:p text:style-name="P79"><draw:frame draw:style-name="fr1" draw:name="Object42" text:anchor-type="as-char" svg:y="-0.7957in" svg:width="7.2409in" svg:height="1.5453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3">so</text:span><text:span text:style-name="T33"><draw:frame draw:style-name="fr1" draw:name="Object41" text:anchor-type="as-char" svg:y="-0.7516in" svg:width="6.4319in" svg:height="1.4571in" draw:z-index="3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35">and then</text:p>
      <text:p text:style-name="P25"><text:soft-page-break/><draw:frame draw:style-name="fr1" draw:name="Object49" text:anchor-type="as-char" svg:y="-1.5189in" svg:width="5.1516in" svg:height="3.0839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37"/>
      <text:p text:style-name="P25"/>
      <text:p text:style-name="P58">We can workout similar formulae for <text:span text:style-name="T43">5 and 7 </text:span>rows left, with:<text:span text:style-name="T43"> </text:span></text:p>
      <text:p text:style-name="P57"/>
      <text:p text:style-name="P56"><text:span text:style-name="T30"><draw:frame draw:style-name="fr1" draw:name="Object36" text:anchor-type="as-char" svg:y="-0.6681in" svg:width="3.0854in" svg:height="1.2898in" draw:z-index="52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1" draw:name="Object43" text:anchor-type="as-char" svg:y="-0.9319in" svg:width="4.0972in" svg:height="1.8173in" draw:z-index="58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6"/>
      <text:p text:style-name="P135">It all gets rather tedious. <text:s/><text:span text:style-name="T14">Writing more generally, </text:span><text:span text:style-name="T15">if we write </text:span><text:span text:style-name="T14">the first equation </text:span><text:span text:style-name="T61">corresponding to the 3 point formula</text:span></text:p>
      <text:p text:style-name="P29"/>
      <text:p text:style-name="P29"><draw:frame draw:style-name="fr2" draw:name="Object75" text:anchor-type="as-char" svg:y="-0.2744in" svg:width="5.0811in" svg:height="0.5016in" draw:z-index="6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6">as</text:p>
      <text:p text:style-name="P17"/>
      <text:p text:style-name="P18"><text:soft-page-break/><draw:frame draw:style-name="fr1" draw:name="Object16" text:anchor-type="as-char" svg:y="-0.1744in" svg:width="1.952in" svg:height="0.2346in" draw:z-index="66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6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1" draw:name="Object22" text:anchor-type="as-char" svg:y="-0.1484in" svg:width="0.2339in" svg:height="0.2091in" draw:z-index="6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8"><draw:frame draw:style-name="fr1" draw:name="Object33" text:anchor-type="as-char" svg:y="-0.152in" svg:width="6.1752in" svg:height="0.222in" draw:z-index="6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3">with <text:s text:c="2"/></text:span><text:span text:style-name="T53"><draw:frame draw:style-name="fr1" draw:name="Object73" text:anchor-type="as-char" svg:y="-0.1744in" svg:width="0.2409in" svg:height="0.2346in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8"/>
      <text:p text:style-name="P20"><text:span text:style-name="T46">Substituting</text:span><draw:frame draw:style-name="fr1" draw:name="Object59" text:anchor-type="as-char" svg:y="-0.1634in" svg:width="0.2807in" svg:height="0.2236in" draw:z-index="72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7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20"/>
      <text:p text:style-name="P20"><draw:frame draw:style-name="fr1" draw:name="Object61" text:anchor-type="as-char" svg:y="-0.1634in" svg:width="1.4909in" svg:height="0.2362in" draw:z-index="76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1" draw:name="Object24" text:anchor-type="as-char" svg:y="-0.1752in" svg:width="2.6839in" svg:height="0.2472in" draw:z-index="7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7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7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9"/>
      <text:p text:style-name="P19"><draw:frame draw:style-name="fr1" draw:name="Object25" text:anchor-type="as-char" svg:y="-0.2008in" svg:width="1.7965in" svg:height="0.2728in" draw:z-index="8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1" draw:name="Object26" text:anchor-type="as-char" svg:y="-0.2008in" svg:width="2.322in" svg:height="0.2736in" draw:z-index="8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8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83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40"/>
      <text:p text:style-name="P38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84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1" draw:name="Object38" text:anchor-type="as-char" svg:y="-0.2008in" svg:width="2.7866in" svg:height="0.2736in" draw:z-index="85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41"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86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8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80"/>
      <text:p text:style-name="P80"><text:soft-page-break/><draw:frame draw:style-name="fr1" draw:name="Object81" text:anchor-type="as-char" svg:y="-0.211in" svg:width="2.8799in" svg:height="0.2846in" draw:z-index="88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0"/>
      <text:p text:style-name="P80">where <draw:frame draw:style-name="fr1" draw:name="Object79" text:anchor-type="as-char" svg:y="-0.1634in" svg:width="1.1362in" svg:height="0.2244in" draw:z-index="89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90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1" draw:name="Object48" text:anchor-type="as-char" svg:y="-0.198in" svg:width="0.211in" svg:height="0.2583in" draw:z-index="91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9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93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5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8">for</text:span> <text:span text:style-name="T34">n/(m-1) number of times. (integer division)</text:span></text:p>
      <text:p text:style-name="P48"/>
      <text:p text:style-name="P51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94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95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42"/>
      <text:p text:style-name="P46"><draw:frame draw:style-name="fr1" draw:name="Object29" text:anchor-type="as-char" svg:y="-0.211in" svg:width="3.302in" svg:height="0.2846in" draw:z-index="9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0">or </text:p>
      <text:p text:style-name="P80"/>
      <text:p text:style-name="P80"><draw:frame draw:style-name="fr1" draw:name="Object76" text:anchor-type="as-char" svg:y="-0.211in" svg:width="2.8799in" svg:height="0.2846in" draw:z-index="97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0"/>
      <text:p text:style-name="P80">where <draw:frame draw:style-name="fr1" draw:name="Object77" text:anchor-type="as-char" svg:y="-0.1634in" svg:width="1.1362in" svg:height="0.2244in" draw:z-index="98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9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3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Once the center values are known the stored matrices<text:span text:style-name="T1"><draw:frame draw:style-name="fr1" draw:name="Object12" text:anchor-type="as-char" svg:y="-0.1634in" svg:width="0.2807in" svg:height="0.2236in" draw:z-index="3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4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4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8"/>
      <text:p text:style-name="P101"/>
      <text:p text:style-name="P94">Reverse algorithm:</text:p>
      <text:p text:style-name="P87"/>
      <text:p text:style-name="P87">We can also solve the equations in reverse. Defining <draw:frame draw:style-name="fr1" draw:name="Object89" text:anchor-type="as-char" svg:y="-0.1484in" svg:width="1.461in" svg:height="0.222in" draw:z-index="4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7"/>
      <text:p text:style-name="P9"><draw:frame draw:style-name="fr1" draw:name="Object90" text:anchor-type="as-char" svg:y="-0.1752in" svg:width="2.7264in" svg:height="0.2472in" draw:z-index="4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9"/>
      <text:p text:style-name="P22"><text:soft-page-break/></text:p>
      <text:p text:style-name="P22"><draw:frame draw:style-name="fr1" draw:name="Object91" text:anchor-type="as-char" svg:y="-0.2008in" svg:width="1.7992in" svg:height="0.2728in" draw:z-index="4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8"><draw:frame draw:style-name="fr1" draw:name="Object92" text:anchor-type="as-char" svg:y="-0.2008in" svg:width="2.3362in" svg:height="0.2736in" draw:z-index="4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8"/>
      <text:p text:style-name="P88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54in" svg:height="0.2189in" draw:z-index="4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7in" svg:height="0.2189in" draw:z-index="4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8"/>
      <text:p text:style-name="P39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807in" svg:height="0.2098in" draw:z-index="4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4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1" draw:name="Object97" text:anchor-type="as-char" svg:y="-0.2008in" svg:width="2.3799in" svg:height="0.2736in" draw:z-index="5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7">The 2 x 2 version is given below as an example:</text:p>
      <text:p text:style-name="P89"/>
      <text:p text:style-name="P89"><draw:frame draw:style-name="fr2" draw:name="Object3" text:anchor-type="as-char" svg:y="-0.2992in" svg:width="2.772in" svg:height="0.552in" draw:z-index="10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9"/>
      <text:p text:style-name="P93">The rest of the values are then solved by back substitution <text:span text:style-name="T73">with</text:span><draw:frame draw:style-name="fr1" draw:name="Object88" text:anchor-type="as-char" svg:y="-0.1484in" svg:width="1.4437in" svg:height="0.222in" draw:z-index="101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7">Here we have implicitly decided to start the iterative solution at <text:s/>jj=(n-p)/2. <text:s/>If p=<text:span text:style-name="T68">modulo(n,m-1) =0, </text:span>then <text:span text:style-name="T77">we have the 2KU x 2KU matrix:</text:span></text:p>
      <text:p text:style-name="P87"/>
      <text:p text:style-name="P87"><draw:frame draw:style-name="fr2" draw:name="Object98" text:anchor-type="as-char" svg:y="-0.2898in" svg:width="2.2311in" svg:height="0.5063in" draw:z-index="5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1">because </text:span><text:span text:style-name="T81"><draw:frame draw:style-name="fr1" draw:name="Object127" text:anchor-type="as-char" svg:y="-0.1634in" svg:width="1.0098in" svg:height="0.2236in" draw:z-index="102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7"/>
      <text:p text:style-name="P87">If<draw:frame draw:style-name="fr1" draw:name="Object99" text:anchor-type="as-char" svg:y="-0.1484in" svg:width="0.4102in" svg:height="0.1846in" draw:z-index="5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1" draw:name="Object111" text:anchor-type="as-char" svg:y="-0.1484in" svg:width="0.2339in" svg:height="0.2091in" draw:z-index="103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1" draw:name="Object100" text:anchor-type="as-char" svg:y="-0.1484in" svg:width="0.6854in" svg:height="0.2189in" draw:z-index="5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7in" svg:height="0.2189in" draw:z-index="5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90"/>
      <text:p text:style-name="P94"><draw:frame draw:style-name="fr1" draw:name="Object113" text:anchor-type="as-char" svg:y="-0.1484in" svg:width="2.6382in" svg:height="0.2189in" draw:z-index="104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4">a vector p in length vs the definition of </text:span><text:span text:style-name="T74"><draw:frame draw:style-name="fr1" draw:name="Object114" text:anchor-type="as-char" svg:y="-0.1484in" svg:width="0.2063in" svg:height="0.2091in" draw:z-index="105"><draw:object xlink:href="./Object 114" xlink:type="simple" xlink:show="embed" xlink:actuate="onLoad"/><draw:image xlink:href="./ObjectReplacements/Object 114" xlink:type="simple" xlink:show="embed" xlink:actuate="onLoad"/></draw:frame></text:span><text:span text:style-name="T74">at j=(n-p)/2+1:</text:span></text:p>
      <text:p text:style-name="P94"/>
      <text:p text:style-name="P94"/>
      <text:p text:style-name="P94"><draw:frame draw:style-name="fr1" draw:name="Object115" text:anchor-type="as-char" svg:y="-0.152in" svg:width="5.1583in" svg:height="0.222in" draw:z-index="106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4"/>
      <text:p text:style-name="P108"/>
      <text:p text:style-name="P109">If p &gt; KU, then vecto<text:span text:style-name="T75">r</text:span><draw:frame draw:style-name="fr1" draw:name="Object116" text:anchor-type="as-char" svg:y="-0.1484in" svg:width="0.2228in" svg:height="0.2091in" draw:z-index="120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492in" svg:height="0.2189in" draw:z-index="121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8">so that there is a duplication of the middle 2KU-p rows.</text:span> </text:p>
      <text:p text:style-name="P109"/>
      <text:p text:style-name="P109"><text:span text:style-name="T85">I</text:span>f p &lt; KU, vector<draw:frame draw:style-name="fr1" draw:name="Object119" text:anchor-type="as-char" svg:y="-0.1484in" svg:width="0.2228in" svg:height="0.2091in" draw:z-index="123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492in" svg:height="0.2189in" draw:z-index="124"><draw:object xlink:href="./Object 117" xlink:type="simple" xlink:show="embed" xlink:actuate="onLoad"/><draw:image xlink:href="./ObjectReplacements/Object 117" xlink:type="simple" xlink:show="embed" xlink:actuate="onLoad"/></draw:frame><text:span text:style-name="T76">and an additional 2KU-2p rows are required. <text:s/></text:span></text:p>
      <text:p text:style-name="P109"/>
      <text:p text:style-name="P109"><text:span text:style-name="T76">If p=0, the 2KU rows (and columns) are generated by </text:span><text:span text:style-name="T76"><draw:frame draw:style-name="fr1" draw:name="Object120" text:anchor-type="as-char" svg:y="-0.1484in" svg:width="0.8591in" svg:height="0.2189in" draw:z-index="126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6">given above.</text:span></text:p>
      <text:p text:style-name="P108"/>
      <text:p text:style-name="P110"><text:soft-page-break/>The p rows are generated by the central p equations <text:span text:style-name="T79">given by</text:span><draw:frame draw:style-name="fr1" draw:name="Object121" text:anchor-type="as-char" svg:y="-0.1752in" svg:width="1.4929in" svg:height="0.2445in" draw:z-index="127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8">where</text:span><text:span text:style-name="T78"><draw:frame draw:style-name="fr1" draw:name="Object124" text:anchor-type="as-char" svg:y="-0.1752in" svg:width="0.4665in" svg:height="0.2354in" draw:z-index="129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8">consists of the middle p inner values and </text:span><text:span text:style-name="T78"><draw:frame draw:style-name="fr1" draw:name="Object122" text:anchor-type="as-char" svg:y="-0.1634in" svg:width="0.498in" svg:height="0.2244in" draw:z-index="130"><draw:object xlink:href="./Object 122" xlink:type="simple" xlink:show="embed" xlink:actuate="onLoad"/><draw:image xlink:href="./ObjectReplacements/Object 122" xlink:type="simple" xlink:show="embed" xlink:actuate="onLoad"/></draw:frame></text:span><text:span text:style-name="T78">are p x p <text:s/>and p x 2KU matrices. <text:s/></text:span></text:p>
      <text:p text:style-name="P111"/>
      <text:p text:style-name="P111"><text:span text:style-name="T80">Using the relationship between vector</text:span><text:span text:style-name="T80"><draw:frame draw:style-name="fr1" draw:name="Object123" text:anchor-type="as-char" svg:y="-0.1484in" svg:width="0.2228in" svg:height="0.2091in" draw:z-index="131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0"> and vector</text:span><text:span text:style-name="T80"><draw:frame draw:style-name="fr1" draw:name="Object125" text:anchor-type="as-char" svg:y="-0.1484in" svg:width="0.6492in" svg:height="0.2189in" draw:z-index="132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0">, and</text:span><draw:frame draw:style-name="fr1" draw:name="Object126" text:anchor-type="as-char" svg:y="-0.1484in" svg:width="2.6752in" svg:height="0.2327in" draw:z-index="135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4">we can define </text:span><text:span text:style-name="T42"><draw:frame draw:style-name="fr1" draw:name="Object133" text:anchor-type="as-char" svg:y="-0.1484in" svg:width="0.6854in" svg:height="0.2189in" draw:z-index="138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7in" svg:height="0.2189in" draw:z-index="139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11"/>
      <text:p text:style-name="P111"><text:span text:style-name="T84">If p &lt; KU, the first p rows of</text:span><text:span text:style-name="T84"><draw:frame draw:style-name="fr1" draw:name="Object135" text:anchor-type="as-char" svg:y="-0.1484in" svg:width="0.6854in" svg:height="0.2189in" draw:z-index="140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4">are given by the first p rows of</text:span><text:span text:style-name="T84"><draw:frame draw:style-name="fr1" draw:name="Object136" text:anchor-type="as-char" svg:y="-0.172in" svg:width="0.6354in" svg:height="0.2327in" draw:z-index="144"><draw:object xlink:href="./Object 136" xlink:type="simple" xlink:show="embed" xlink:actuate="onLoad"/><draw:image xlink:href="./ObjectReplacements/Object 136" xlink:type="simple" xlink:show="embed" xlink:actuate="onLoad"/></draw:frame></text:span><text:span text:style-name="T84">and the last p rows of</text:span><text:span text:style-name="T84"><draw:frame draw:style-name="fr1" draw:name="Object137" text:anchor-type="as-char" svg:y="-0.1484in" svg:width="0.6854in" svg:height="0.2189in" draw:z-index="145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4">are given by the last p rows of</text:span><text:span text:style-name="T84"><draw:frame draw:style-name="fr1" draw:name="Object138" text:anchor-type="as-char" svg:y="-0.172in" svg:width="0.6354in" svg:height="0.2327in" draw:z-index="146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4">. <text:s/>The center of the matrix is a 2KU-2p version of</text:span><text:span text:style-name="T84"><draw:frame draw:style-name="fr1" draw:name="Object139" text:anchor-type="as-char" svg:y="-0.1484in" svg:width="0.2591in" svg:height="0.2091in" draw:z-index="147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4">. </text:span></text:p>
      <text:p text:style-name="P111"/>
      <text:p text:style-name="P111"><text:span text:style-name="T84">If p &gt; KU, then first KU rows of</text:span><text:span text:style-name="T84"><draw:frame draw:style-name="fr1" draw:name="Object140" text:anchor-type="as-char" svg:y="-0.1484in" svg:width="0.6854in" svg:height="0.2189in" draw:z-index="148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4">are given by the first KU rows of</text:span><text:span text:style-name="T84"><draw:frame draw:style-name="fr1" draw:name="Object141" text:anchor-type="as-char" svg:y="-0.172in" svg:width="0.6354in" svg:height="0.2327in" draw:z-index="149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4">and the last KU rows of</text:span><text:span text:style-name="T84"><draw:frame draw:style-name="fr1" draw:name="Object142" text:anchor-type="as-char" svg:y="-0.1484in" svg:width="0.6854in" svg:height="0.2189in" draw:z-index="150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4">are given by the last KU rows of</text:span><text:span text:style-name="T84"><draw:frame draw:style-name="fr1" draw:name="Object143" text:anchor-type="as-char" svg:y="-0.172in" svg:width="0.6354in" svg:height="0.2327in" draw:z-index="151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4">, resulting in a duplication of the middle 2KU-p rows. <text:s/></text:span><text:span text:style-name="T84"><draw:frame draw:style-name="fr1" draw:name="Object144" text:anchor-type="as-char" svg:y="-0.1484in" svg:width="0.6457in" svg:height="0.2189in" draw:z-index="152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4">is similarly defined, using</text:span><text:span text:style-name="T84"><draw:frame draw:style-name="fr1" draw:name="Object145" text:anchor-type="as-char" svg:y="-0.172in" svg:width="0.4929in" svg:height="0.2327in" draw:z-index="153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4">and </text:span><text:span text:style-name="T84"><draw:frame draw:style-name="fr1" draw:name="Object146" text:anchor-type="as-char" svg:y="-0.1484in" svg:width="0.3811in" svg:height="0.2189in" draw:z-index="154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4">.</text:span></text:p>
      <text:p text:style-name="P94"/>
      <text:p text:style-name="P94">Parallel <text:span text:style-name="T70">algorithm</text:span>:</text:p>
      <text:p text:style-name="P87"/>
      <text:p text:style-name="P98">Although the algorithms developed are <text:span text:style-name="T112">recursive</text:span> and inherently serial, we can solve both <text:span text:style-name="T72">forward and back algorithms </text:span>in parallel, <text:span text:style-name="T72">cutting down the computation time.</text:span></text:p>
      <text:p text:style-name="P98"/>
      <text:p text:style-name="P92">Note that by definition<draw:frame draw:style-name="fr1" draw:name="Object102" text:anchor-type="as-char" svg:y="-0.1484in" svg:width="1.461in" svg:height="0.222in" draw:z-index="5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2"/>
      <text:p text:style-name="P92"><text:span text:style-name="T82">Now, recalling that</text:span><draw:frame draw:style-name="fr1" draw:name="Object104" text:anchor-type="as-char" svg:y="-0.1634in" svg:width="1.5134in" svg:height="0.2362in" draw:z-index="155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2">which is also</text:span> <draw:frame draw:style-name="fr1" draw:name="Object103" text:anchor-type="as-char" svg:y="-0.1634in" svg:width="1.2016in" svg:height="0.2362in" draw:z-index="5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2">then inverting leads to</text:span> <draw:frame draw:style-name="fr1" draw:name="Object105" text:anchor-type="as-char" svg:y="-0.172in" svg:width="1.5398in" svg:height="0.2457in" draw:z-index="5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2"/>
      <text:p text:style-name="P92"><text:span text:style-name="T82">Note however despite that</text:span>:</text:p>
      <text:p text:style-name="P91"><draw:frame draw:style-name="fr1" draw:name="Object106" text:anchor-type="as-char" svg:y="-0.172in" svg:width="0.7937in" svg:height="0.2457in" draw:z-index="6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72in" svg:width="1.0717in" svg:height="0.2457in" draw:z-index="6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1"/>
      <text:p text:style-name="P95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<text:span text:style-name="T93">any</text:span> value jj:</text:p>
      <text:p text:style-name="P91"><draw:frame draw:style-name="fr1" draw:name="Object108" text:anchor-type="as-char" svg:y="-0.1992in" svg:width="2.3083in" svg:height="0.272in" draw:z-index="6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3">and</text:p>
      <text:p text:style-name="P93"><draw:frame draw:style-name="fr1" draw:name="Object109" text:anchor-type="as-char" svg:y="-0.1992in" svg:width="2.5799in" svg:height="0.272in" draw:z-index="6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3"/>
      <text:p text:style-name="P117">We can pick jj=(n/4) so that each iterative series takes half as many steps as either the usual forward or backward algorithm. <text:s text:c="2"/><text:span text:style-name="T121">As a bonus, we only have to do the</text:span><text:span text:style-name="T121"><draw:frame draw:style-name="fr1" draw:name="Object212" text:anchor-type="as-char" svg:y="-0.1484in" svg:width="0.3311in" svg:height="0.1846in" draw:z-index="107"><draw:object xlink:href="./Object 212" xlink:type="simple" xlink:show="embed" xlink:actuate="onLoad"/><draw:image xlink:href="./ObjectReplacements/Object 212" xlink:type="simple" xlink:show="embed" xlink:actuate="onLoad"/></draw:frame></text:span><text:span text:style-name="T121">equations for the reverse algorithm. </text:span>Since each iterative series is independent, the computation can be done in parallel. <text:span text:style-name="T106">Each step requires a solution of a KU x KU system, (for overall O(n x KU x KU) time) but the price of splitting the calculations in two parallel segments is solving one </text:span><text:span text:style-name="T109">4</text:span><text:span text:style-name="T106">KU x </text:span><text:span text:style-name="T109">4</text:span><text:span text:style-name="T106">KU system at the center.</text:span></text:p>
      <text:p text:style-name="P117"/>
      <text:p text:style-name="P117"/>
      <text:p text:style-name="P117"/>
      <text:p text:style-name="P118"/>
      <text:p text:style-name="P118"><text:soft-page-break/>Extend<text:span text:style-name="T101">ed</text:span> Parallel <text:span text:style-name="T101">algorithm </text:span><text:span text:style-name="T129">using rotation</text:span><text:span text:style-name="T101">:</text:span></text:p>
      <text:p text:style-name="P118"/>
      <text:p text:style-name="P119">Let <draw:frame draw:style-name="fr1" draw:name="Object112" text:anchor-type="as-char" svg:y="-0.1626in" svg:width="0.1465in" svg:height="0.2228in" draw:z-index="108"><draw:object xlink:href="./Object 112" xlink:type="simple" xlink:show="embed" xlink:actuate="onLoad"/><draw:image xlink:href="./ObjectReplacements/Object 112" xlink:type="simple" xlink:show="embed" xlink:actuate="onLoad"/></draw:frame>be the n x n exchange matrix, eg. <draw:frame draw:style-name="fr2" draw:name="Object162" text:anchor-type="as-char" svg:y="-0.4717in" svg:width="1.3827in" svg:height="0.8598in" draw:z-index="109"><draw:object xlink:href="./Object 162" xlink:type="simple" xlink:show="embed" xlink:actuate="onLoad"/><draw:image xlink:href="./ObjectReplacements/Object 162" xlink:type="simple" xlink:show="embed" xlink:actuate="onLoad"/><svg:desc>formula</svg:desc></draw:frame><text:s/>and <text:span text:style-name="T97">the permutation/</text:span><text:span text:style-name="T106">rotation</text:span><text:span text:style-name="T97"> matrix</text:span> <draw:frame draw:style-name="fr2" draw:name="Object161" text:anchor-type="as-char" svg:y="-0.2898in" svg:width="1.0701in" svg:height="0.5063in" draw:z-index="110"><draw:object xlink:href="./Object 161" xlink:type="simple" xlink:show="embed" xlink:actuate="onLoad"/><draw:image xlink:href="./ObjectReplacements/Object 161" xlink:type="simple" xlink:show="embed" xlink:actuate="onLoad"/><svg:desc>formula</svg:desc></draw:frame><text:s/>where <draw:frame draw:style-name="fr2" draw:name="Object163" text:anchor-type="as-char" svg:y="-0.172in" svg:width="0.2681in" svg:height="0.2457in" draw:z-index="111"><draw:object xlink:href="./Object 163" xlink:type="simple" xlink:show="embed" xlink:actuate="onLoad"/><draw:image xlink:href="./ObjectReplacements/Object 163" xlink:type="simple" xlink:show="embed" xlink:actuate="onLoad"/><svg:desc>formula</svg:desc></draw:frame><text:s/>is an n x n matrix with unequal k x k and n-k x n-k identity matrices. <text:s/>Note that when k=0 or n <draw:frame draw:style-name="fr2" draw:name="Object164" text:anchor-type="as-char" svg:y="-0.172in" svg:width="0.2681in" svg:height="0.2457in" draw:z-index="112"><draw:object xlink:href="./Object 164" xlink:type="simple" xlink:show="embed" xlink:actuate="onLoad"/><draw:image xlink:href="./ObjectReplacements/Object 164" xlink:type="simple" xlink:show="embed" xlink:actuate="onLoad"/><svg:desc>formula</svg:desc></draw:frame><text:s/>is the identity matrix, <text:span text:style-name="T96">and </text:span>with k=n/2<text:span text:style-name="T95">=KU</text:span> resulting in<draw:frame draw:style-name="fr1" draw:name="Object165" text:anchor-type="as-char" svg:y="-0.1634in" svg:width="0.2591in" svg:height="0.2236in" draw:z-index="113"><draw:object xlink:href="./Object 165" xlink:type="simple" xlink:show="embed" xlink:actuate="onLoad"/><draw:image xlink:href="./ObjectReplacements/Object 165" xlink:type="simple" xlink:show="embed" xlink:actuate="onLoad"/><svg:desc>formula</svg:desc></draw:frame>,<text:span text:style-name="T19"> the (m-1) x (m-1) <text:s/>circular permutation matrix, </text:span><text:span text:style-name="T95">or the p=0 </text:span><text:span text:style-name="T97">case <text:s/>of </text:span><text:span text:style-name="T98"><draw:frame draw:style-name="fr2" draw:name="Object166" text:anchor-type="as-char" svg:y="-0.1484in" svg:width="0.5819in" svg:height="0.2327in" draw:z-index="114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98">. <text:s/></text:span></text:p>
      <text:p text:style-name="P119"/>
      <text:p text:style-name="P119"><text:span text:style-name="T97">If we apply </text:span><text:span text:style-name="T97"><draw:frame draw:style-name="fr2" draw:name="Object167" text:anchor-type="as-char" svg:y="-0.172in" svg:width="0.4283in" svg:height="0.2457in" draw:z-index="115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97"><text:s/>to </text:span><text:span text:style-name="T97"><draw:frame draw:style-name="fr2" draw:name="Object168" text:anchor-type="as-char" svg:y="-0.1752in" svg:width="0.2228in" svg:height="0.248in" draw:z-index="116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97"><text:s/>defined as in the</text:span><text:span text:style-name="T90"> m-point equation, </text:span><text:span text:style-name="T3">with m-odd</text:span><text:span text:style-name="T90">, </text:span><text:span text:style-name="T97">and n data points</text:span><text:span text:style-name="T90">:</text:span></text:p>
      <text:p text:style-name="P132"><text:span text:style-name="T3"><text:s/></text:span><text:span text:style-name="T3"><draw:frame draw:style-name="fr1" draw:name="Object170" text:anchor-type="as-char" svg:y="-0.2807in" svg:width="0.8508in" svg:height="0.4484in" draw:z-index="117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71" text:anchor-type="as-char" svg:y="-0.1484in" svg:width="0.2835in" svg:height="0.1839in" draw:z-index="118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88">run from 1 t</text:span><text:span text:style-name="T89">o </text:span><text:span text:style-name="T97">n. (N.B. which is not </text:span><text:span text:style-name="T97"><draw:frame draw:style-name="fr2" draw:name="Object169" text:anchor-type="as-char" svg:y="-0.1752in" svg:width="0.2535in" svg:height="0.248in" draw:z-index="156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97">), then</text:span><text:span text:style-name="T97"><draw:frame draw:style-name="fr1" draw:name="Object172" text:anchor-type="as-char" svg:y="-0.2807in" svg:width="1.2173in" svg:height="0.4484in" draw:z-index="157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20">s</text:span><text:span text:style-name="T97">olves the equations with </text:span><text:span text:style-name="T97"><draw:frame draw:style-name="fr1" draw:name="Object173" text:anchor-type="as-char" svg:y="-0.1484in" svg:width="0.0811in" svg:height="0.1846in" draw:z-index="158"><draw:object xlink:href="./Object 173" xlink:type="simple" xlink:show="embed" xlink:actuate="onLoad"/><draw:image xlink:href="./ObjectReplacements/Object 173" xlink:type="simple" xlink:show="embed" xlink:actuate="onLoad"/></draw:frame></text:span><text:span text:style-name="T120">using the </text:span><text:span text:style-name="T100">r</text:span><text:span text:style-name="T97">otated k indices so that </text:span><text:span text:style-name="T97"><draw:frame draw:style-name="fr2" draw:name="Object175" text:anchor-type="as-char" svg:y="-0.172in" svg:width="0.7862in" svg:height="0.2457in" draw:z-index="159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7">. <text:s text:c="2"/></text:span></text:p>
      <text:p text:style-name="P132"/>
      <text:p text:style-name="P132"><text:span text:style-name="T99">I</text:span><text:span text:style-name="T100">t can be seen that if</text:span><text:span text:style-name="T99"> we use k=</text:span><text:span text:style-name="T121">(</text:span><text:span text:style-name="T99">n-</text:span><text:span text:style-name="T121">p)</text:span><text:span text:style-name="T99">/2, and start with the p=0 case, then</text:span><text:span text:style-name="T99"><draw:frame draw:style-name="fr1" draw:name="Object179" text:anchor-type="as-char" svg:y="-0.1484in" svg:width="0.1272in" svg:height="0.2098in" draw:z-index="160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00">is </text:span><text:span text:style-name="T99"><text:s/></text:span><text:span text:style-name="T120">nearly the same</text:span><text:span text:style-name="T99"> </text:span><text:span text:style-name="T120">as</text:span><text:span text:style-name="T99"> </text:span><text:span text:style-name="T99"><draw:frame draw:style-name="fr1" draw:name="Object180" text:anchor-type="as-char" svg:y="-0.1484in" svg:width="0.1272in" svg:height="0.2098in" draw:z-index="161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99">proceeding from the reverse direction, so that running the forward algorithm on </text:span><text:span text:style-name="T99"><draw:frame draw:style-name="fr1" draw:name="Object181" text:anchor-type="as-char" svg:y="-0.1484in" svg:width="0.1272in" svg:height="0.2098in" draw:z-index="163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99">is </text:span><text:span text:style-name="T120">nearly </text:span><text:span text:style-name="T99">the same as running the backward algorithm on </text:span><draw:frame draw:style-name="fr1" draw:name="Object182" text:anchor-type="as-char" svg:y="-0.1484in" svg:width="0.1272in" svg:height="0.2098in" draw:z-index="164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100">and vice versa, </text:span><text:span text:style-name="T120">since we have reversed the direction of indices and solution as well as rotating the indices. <text:s text:c="2"/></text:span><text:span text:style-name="T128">What does “nearly the same” mean? <text:s/>Let us see.</text:span></text:p>
      <text:p text:style-name="P123"/>
      <text:p text:style-name="P139"><text:span text:style-name="T128">Rewriting</text:span><text:span text:style-name="T102"> the parallel algorithm, </text:span><text:span text:style-name="T128">w</text:span><text:span text:style-name="T120">e write</text:span><text:span text:style-name="T102"> </text:span><text:span text:style-name="T128">the “reverse solution”</text:span><text:span text:style-name="T102"><draw:frame draw:style-name="fr1" draw:name="Object185" text:anchor-type="as-char" svg:y="-0.1484in" svg:width="1.439in" svg:height="0.222in" draw:z-index="165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02">and </text:span><text:span text:style-name="T128">the “forward solution”</text:span><text:span text:style-name="T102"><draw:frame draw:style-name="fr1" draw:name="Object186" text:anchor-type="as-char" svg:y="-0.1634in" svg:width="1.1783in" svg:height="0.2362in" draw:z-index="166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02">. </text:span><text:span text:style-name="T128">Here </text:span><text:span text:style-name="T120">we </text:span><text:span text:style-name="T128">have not </text:span><text:span text:style-name="T120">rotate</text:span><text:span text:style-name="T128">d the indices of </text:span><text:span text:style-name="T120"><draw:frame draw:style-name="fr1" draw:name="Object250" text:anchor-type="as-char" svg:y="-0.1484in" svg:width="0.1272in" svg:height="0.2098in" draw:z-index="167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20">i.e.</text:span><text:span text:style-name="T102"><draw:frame draw:style-name="fr1" draw:name="Object187" text:anchor-type="as-char" svg:y="-0.1839in" svg:width="0.4717in" svg:height="0.2445in" draw:z-index="168"><draw:object xlink:href="./Object 187" xlink:type="simple" xlink:show="embed" xlink:actuate="onLoad"/><draw:image xlink:href="./ObjectReplacements/Object 187" xlink:type="simple" xlink:show="embed" xlink:actuate="onLoad"/></draw:frame></text:span><text:span text:style-name="T104">,</text:span><text:span text:style-name="T102"> leading to a </text:span><text:span text:style-name="T110">2</text:span><text:span text:style-name="T105">KU </text:span><text:span text:style-name="T102">solution for </text:span><text:span text:style-name="T110">each</text:span><text:span text:style-name="T102"> </text:span><text:span text:style-name="T102"><draw:frame draw:style-name="fr1" draw:name="Object188" text:anchor-type="as-char" svg:y="-0.1484in" svg:width="0.1547in" svg:height="0.2098in" draw:z-index="169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05">and </text:span><text:span text:style-name="T105"><draw:frame draw:style-name="fr1" draw:name="Object202" text:anchor-type="as-char" svg:y="-0.1484in" svg:width="0.2839in" svg:height="0.2098in" draw:z-index="170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5">, </text:span><text:span text:style-name="T120">written as:</text:span></text:p>
      <text:p text:style-name="P126"/>
      <text:p text:style-name="P144"><draw:frame draw:style-name="fr1" draw:name="Object218" text:anchor-type="as-char" svg:y="-0.2965in" svg:width="2.2228in" svg:height="0.5339in" draw:z-index="171"><draw:object xlink:href="./Object 218" xlink:type="simple" xlink:show="embed" xlink:actuate="onLoad"/><draw:image xlink:href="./ObjectReplacements/Object 218" xlink:type="simple" xlink:show="embed" xlink:actuate="onLoad"/><svg:desc>formula</svg:desc></draw:frame><text:span text:style-name="T120">the solution given in the previous section. <text:s/></text:span><text:span text:style-name="T135">(Compare with the </text:span><text:span text:style-name="T136">p=0 </text:span><text:span text:style-name="T135">simple <text:s/>forward </text:span><text:span text:style-name="T68"><draw:frame draw:style-name="fr1" draw:name="Object220" text:anchor-type="as-char" svg:y="-0.1634in" svg:width="0.8654in" svg:height="0.2236in" draw:z-index="173"><draw:object xlink:href="./Object 232" xlink:type="simple" xlink:show="embed" xlink:actuate="onLoad"/><draw:image xlink:href="./ObjectReplacements/Object 232" xlink:type="simple" xlink:show="embed" xlink:actuate="onLoad"/><svg:desc>formula</svg:desc></draw:frame></text:span><text:span text:style-name="T135">or reverse </text:span><text:span text:style-name="T135"><draw:frame draw:style-name="fr1" draw:name="Object234" text:anchor-type="as-char" svg:y="-0.1484in" svg:width="0.8807in" svg:height="0.2098in" draw:z-index="174"><draw:object xlink:href="./Object 234" xlink:type="simple" xlink:show="embed" xlink:actuate="onLoad"/><draw:image xlink:href="./ObjectReplacements/Object 234" xlink:type="simple" xlink:show="embed" xlink:actuate="onLoad"/><svg:desc>formula</svg:desc></draw:frame></text:span><text:span text:style-name="T136">solutions </text:span><text:span text:style-name="T135">at the “edges” of the system.)</text:span></text:p>
      <text:p text:style-name="P140"><text:span text:style-name="T128">If we make a rotated version of the system with k=(n-p)/2, and considering that there are </text:span><text:span text:style-name="T120"><text:s/></text:span><text:span text:style-name="T120"><draw:frame draw:style-name="fr1" draw:name="Object243" text:anchor-type="as-char" svg:y="-0.152in" svg:width="1.2681in" svg:height="0.2008in" draw:z-index="175"><draw:object xlink:href="./Object 243" xlink:type="simple" xlink:show="embed" xlink:actuate="onLoad"/><draw:image xlink:href="./ObjectReplacements/Object 243" xlink:type="simple" xlink:show="embed" xlink:actuate="onLoad"/></draw:frame></text:span><text:span text:style-name="T120">blocks of </text:span><text:span text:style-name="T120"><draw:frame draw:style-name="fr1" draw:name="Object244" text:anchor-type="as-char" svg:y="-0.1484in" svg:width="0.1272in" svg:height="0.2098in" draw:z-index="176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120">to solve, we can write the </text:span><text:span text:style-name="T128">a new </text:span><text:span text:style-name="T120">rotated coordinate system as <text:s/></text:span><text:span text:style-name="T120"><draw:frame draw:style-name="fr1" draw:name="Object176" text:anchor-type="as-char" svg:y="-0.172in" svg:width="1.5465in" svg:height="0.2457in" draw:z-index="177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27">w</text:span><text:span text:style-name="T120">ith </text:span><text:span text:style-name="T120"><draw:frame draw:style-name="fr1" draw:name="Object177" text:anchor-type="as-char" svg:y="-0.1634in" svg:width="1.2016in" svg:height="0.2362in" draw:z-index="178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28">as before, but</text:span><text:span text:style-name="T120"> defining </text:span><text:span text:style-name="T120"><draw:frame draw:style-name="fr1" draw:name="Object178" text:anchor-type="as-char" svg:y="-0.1626in" svg:width="1.1638in" svg:height="0.2354in" draw:z-index="179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20">as the forward algorithm for the rotated system. (</text:span><text:span text:style-name="T120"><draw:frame draw:style-name="fr1" draw:name="Object248" text:anchor-type="as-char" svg:y="-0.1862in" svg:width="1.0272in" svg:height="0.2465in" draw:z-index="180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120">have to be redefined for the rotated and reversed system in order to compute </text:span><text:span text:style-name="T120"><draw:frame draw:style-name="fr1" draw:name="Object251" text:anchor-type="as-char" svg:y="-0.1626in" svg:width="0.5028in" svg:height="0.2228in" draw:z-index="181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120">, see the Appendix) </text:span></text:p>
      <text:p text:style-name="P132"/>
      <text:p text:style-name="P134">We can then write a parallel system with two forward algorithms as </text:p>
      <text:p text:style-name="P122"/>
      <text:p text:style-name="P150"><draw:frame draw:style-name="fr1" draw:name="Object245" text:anchor-type="as-char" svg:y="-0.3075in" svg:width="2.9209in" svg:height="0.5457in" draw:z-index="182"><draw:object xlink:href="./Object 245" xlink:type="simple" xlink:show="embed" xlink:actuate="onLoad"/><draw:image xlink:href="./ObjectReplacements/Object 245" xlink:type="simple" xlink:show="embed" xlink:actuate="onLoad"/><svg:desc>formula</svg:desc></draw:frame><text:s/><text:span text:style-name="T120">which we then solve, thereafter using back substitution to retrieve the rest of the </text:span><text:span text:style-name="T120"><draw:frame draw:style-name="fr1" draw:name="Object246" text:anchor-type="as-char" svg:y="-0.1484in" svg:width="0.1547in" svg:height="0.2098in" draw:z-index="183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120">and </text:span><text:span text:style-name="T120"><draw:frame draw:style-name="fr1" draw:name="Object247" text:anchor-type="as-char" svg:y="-0.1484in" svg:width="0.1547in" svg:height="0.2098in" draw:z-index="184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120">. <text:s/></text:span><text:span text:style-name="T146">Note that p = 0 is necessary for the blocks of </text:span><text:span text:style-name="T146"><draw:frame draw:style-name="fr1" draw:name="Object255" text:anchor-type="as-char" svg:y="-0.1484in" svg:width="0.1661in" svg:height="0.2098in" draw:z-index="254"><draw:object xlink:href="./Object 255" xlink:type="simple" xlink:show="embed" xlink:actuate="onLoad"/><draw:image xlink:href="./ObjectReplacements/Object 255" xlink:type="simple" xlink:show="embed" xlink:actuate="onLoad"/><svg:desc>formula</svg:desc></draw:frame></text:span><text:span text:style-name="T146">and </text:span><text:span text:style-name="T146"><draw:frame draw:style-name="fr1" draw:name="Object256" text:anchor-type="as-char" svg:y="-0.1484in" svg:width="0.1547in" svg:height="0.2098in" draw:z-index="255"><draw:object xlink:href="./Object 256" xlink:type="simple" xlink:show="embed" xlink:actuate="onLoad"/><draw:image xlink:href="./ObjectReplacements/Object 256" xlink:type="simple" xlink:show="embed" xlink:actuate="onLoad"/><svg:desc>formula</svg:desc></draw:frame></text:span><text:span text:style-name="T146">to align.</text:span></text:p>
      <text:p text:style-name="P122"/>
      <text:p text:style-name="P122"/>
      <text:p text:style-name="P151"><text:s text:c="94"/></text:p>
      <text:p text:style-name="P127"><text:soft-page-break/><text:span text:style-name="T103">If we make a rotation, </text:span><text:span text:style-name="T123">for example at</text:span><text:span text:style-name="T103"> <text:s/></text:span><text:span text:style-name="T124">k</text:span><text:span text:style-name="T121">=</text:span><text:span text:style-name="T103">(n-p)/4 </text:span><text:span text:style-name="T113">with a “forward and “backward” algorithm, we can notate the rotated </text:span><text:span text:style-name="T121">and reversed </text:span><text:span text:style-name="T113">system as follows:</text:span></text:p>
      <text:p text:style-name="P127"/>
      <text:p text:style-name="P121"><text:span text:style-name="T103"><draw:frame draw:style-name="fr1" draw:name="Object189" text:anchor-type="as-char" svg:y="-0.1484in" svg:width="1.5043in" svg:height="0.222in" draw:z-index="185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03">and </text:span><text:span text:style-name="T103"><draw:frame draw:style-name="fr1" draw:name="Object190" text:anchor-type="as-char" svg:y="-0.1626in" svg:width="1.2465in" svg:height="0.2354in" draw:z-index="186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03">where </text:span><text:span text:style-name="T103"><draw:frame draw:style-name="fr1" draw:name="Object195" text:anchor-type="as-char" svg:y="-0.1752in" svg:width="0.8in" svg:height="0.248in" draw:z-index="187"><draw:object xlink:href="./Object 195" xlink:type="simple" xlink:show="embed" xlink:actuate="onLoad"/><draw:image xlink:href="./ObjectReplacements/Object 195" xlink:type="simple" xlink:show="embed" xlink:actuate="onLoad"/></draw:frame></text:span><text:span text:style-name="T103"><text:s/></text:span><text:span text:style-name="T103"><draw:frame draw:style-name="fr1" draw:name="Object196" text:anchor-type="as-char" svg:y="-0.152in" svg:width="3.5181in" svg:height="0.222in" draw:z-index="188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p>
      <text:p text:style-name="P121"><text:span text:style-name="T103"><draw:frame draw:style-name="fr1" draw:name="Object191" text:anchor-type="as-char" svg:y="-0.2098in" svg:width="1.7701in" svg:height="0.2819in" draw:z-index="189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103"><draw:frame draw:style-name="fr1" draw:name="Object192" text:anchor-type="as-char" svg:y="-0.2098in" svg:width="2.3161in" svg:height="0.2819in" draw:z-index="190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121"><text:span text:style-name="T103"><draw:frame draw:style-name="fr1" draw:name="Object193" text:anchor-type="as-char" svg:y="-0.2098in" svg:width="1.7957in" svg:height="0.2819in" draw:z-index="191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103"><draw:frame draw:style-name="fr1" draw:name="Object194" text:anchor-type="as-char" svg:y="-0.2098in" svg:width="2.3547in" svg:height="0.2819in" draw:z-index="192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p>
      <text:p text:style-name="P121"/>
      <text:p text:style-name="P124"/>
      <text:p text:style-name="P141"><text:span text:style-name="T107">Consider the two KU block of numbers </text:span><text:span text:style-name="T130">which the first and second piece of</text:span><text:span text:style-name="T107"> </text:span><text:span text:style-name="T107"><draw:frame draw:style-name="fr1" draw:name="Object204" text:anchor-type="as-char" svg:y="-0.1484in" svg:width="0.2453in" svg:height="0.2098in" draw:z-index="193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107">: </text:span><draw:frame draw:style-name="fr1" draw:name="Object205" text:anchor-type="as-char" svg:y="-0.152in" svg:width="3.3283in" svg:height="0.222in" draw:z-index="194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<text:p text:style-name="P141"/>
      <text:p text:style-name="P141"><text:span text:style-name="T108">By aligning the components of the vectors , we can simultaneously solve for all four vector components corresponding to the same </text:span><text:span text:style-name="T122">two </text:span><text:span text:style-name="T108">KU block of numbers</text:span><text:span text:style-name="T108"><draw:frame draw:style-name="fr1" draw:name="Object217" text:anchor-type="as-char" svg:y="-0.1484in" svg:width="0.1547in" svg:height="0.2098in" draw:z-index="195"><draw:object xlink:href="./Object 206" xlink:type="simple" xlink:show="embed" xlink:actuate="onLoad"/><draw:image xlink:href="./ObjectReplacements/Object 206" xlink:type="simple" xlink:show="embed" xlink:actuate="onLoad"/><svg:desc>formula</svg:desc></draw:frame></text:span><text:span text:style-name="T108">. <text:s/></text:span><text:span text:style-name="T124">Given a rotation</text:span><text:span text:style-name="T124"><draw:frame draw:style-name="fr1" draw:name="Object184" text:anchor-type="as-char" svg:y="-0.1201in" svg:width="0.0874in" svg:height="0.1307in" draw:z-index="196"><draw:object xlink:href="./Object 202" xlink:type="simple" xlink:show="embed" xlink:actuate="onLoad"/><draw:image xlink:href="./ObjectReplacements/Object 202" xlink:type="simple" xlink:show="embed" xlink:actuate="onLoad"/></draw:frame></text:span><text:span text:style-name="T124"> </text:span><text:span text:style-name="T129">(in blocks jj, not indices j) </text:span><text:span text:style-name="T130">e.g.</text:span><text:span text:style-name="T124"><draw:frame draw:style-name="fr1" draw:name="Object208" text:anchor-type="as-char" svg:y="-0.152in" svg:width="1.1661in" svg:height="0.2008in" draw:z-index="197"><draw:object xlink:href="./Object 208" xlink:type="simple" xlink:show="embed" xlink:actuate="onLoad"/><draw:image xlink:href="./ObjectReplacements/Object 208" xlink:type="simple" xlink:show="embed" xlink:actuate="onLoad"/></draw:frame></text:span><text:span text:style-name="T124">the corresponding </text:span><text:span text:style-name="T133">sets of </text:span><text:span text:style-name="T124">blocks for any jj are </text:span><text:span text:style-name="T131">then</text:span><draw:frame draw:style-name="fr1" draw:name="Object209" text:anchor-type="as-char" svg:y="-0.1484in" svg:width="1.6098in" svg:height="0.2098in" draw:z-index="199"><draw:object xlink:href="./Object 184" xlink:type="simple" xlink:show="embed" xlink:actuate="onLoad"/><draw:image xlink:href="./ObjectReplacements/Object 184" xlink:type="simple" xlink:show="embed" xlink:actuate="onLoad"/></draw:frame></text:p>
      <text:p text:style-name="P125"/>
      <text:p text:style-name="P124">We can <text:span text:style-name="T107">then </text:span>recognize that <text:span text:style-name="T122">because </text:span><text:span text:style-name="T122"><draw:frame draw:style-name="fr1" draw:name="Object199" text:anchor-type="as-char" svg:y="-0.1484in" svg:width="0.4508in" svg:height="0.2098in" draw:z-index="200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22">and </text:span><text:span text:style-name="T122"><draw:frame draw:style-name="fr1" draw:name="Object200" text:anchor-type="as-char" svg:y="-0.1484in" svg:width="0.4764in" svg:height="0.2098in" draw:z-index="201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22">are made of the same four blocks, though in reverse order, </text:span><text:span text:style-name="T131">and transposed,</text:span><text:span text:style-name="T122"> </text:span><text:span text:style-name="T126">so </text:span><text:span text:style-name="T122">that </text:span><text:span text:style-name="T126">if </text:span></text:p>
      <text:p text:style-name="P124"><draw:frame draw:style-name="fr1" draw:name="Object241" text:anchor-type="as-char" svg:y="-0.2717in" svg:width="4.1008in" svg:height="0.4902in" draw:z-index="202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<text:p text:style-name="P124"/>
      <text:p text:style-name="P138"><text:span text:style-name="T129">where i </text:span>then <text:span text:style-name="T129">corre</text:span><text:span text:style-name="T132">s</text:span><text:span text:style-name="T129">ponds to ii just as j corresponds to jj </text:span><text:span text:style-name="T132">then</text:span><text:span text:style-name="T129"> </text:span></text:p>
      <text:p text:style-name="P124"/>
      <text:p text:style-name="P124"><text:span text:style-name="T125"><draw:frame draw:style-name="fr1" draw:name="Object210" text:anchor-type="as-char" svg:y="-0.5583in" svg:width="2.889in" svg:height="1.0898in" draw:z-index="203"><draw:object xlink:href="./Object 210" xlink:type="simple" xlink:show="embed" xlink:actuate="onLoad"/><draw:image xlink:href="./ObjectReplacements/Object 210" xlink:type="simple" xlink:show="embed" xlink:actuate="onLoad"/><svg:desc>formula</svg:desc></draw:frame></text:span><text:span text:style-name="T134">results in</text:span></text:p>
      <text:p text:style-name="P124"/>
      <text:p text:style-name="P124"><draw:frame draw:style-name="fr1" draw:name="Object213" text:anchor-type="as-char" svg:y="-0.2563in" svg:width="6.9909in" svg:height="0.4583in" draw:z-index="204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P124">We can then substitute into the above equations and <text:span text:style-name="T121">solve,</text:span> at <text:span text:style-name="T129">any</text:span> jj, <text:span text:style-name="T140">resulting in </text:span><text:span text:style-name="T105">the </text:span><text:span text:style-name="T109">8</text:span><text:span text:style-name="T105">KU x </text:span><text:span text:style-name="T109">8</text:span><text:span text:style-name="T105">KU system of equations:</text:span></text:p>
      <text:p text:style-name="P124"/>
      <text:p text:style-name="P120"><draw:frame draw:style-name="fr1" draw:name="Object201" text:anchor-type="as-char" svg:y="-0.5453in" svg:width="3.2398in" svg:height="1.0346in" draw:z-index="205"><draw:object xlink:href="./Object 201" xlink:type="simple" xlink:show="embed" xlink:actuate="onLoad"/><draw:image xlink:href="./ObjectReplacements/Object 201" xlink:type="simple" xlink:show="embed" xlink:actuate="onLoad"/></draw:frame><text:s/><text:span text:style-name="T139">with the middle two rows of matrices defined by:</text:span></text:p>
      <text:p text:style-name="P120"/>
      <text:p text:style-name="P120"><text:soft-page-break/><draw:frame draw:style-name="fr1" draw:name="Object174" text:anchor-type="as-char" svg:y="-0.6764in" svg:width="5.7992in" svg:height="1.2366in" draw:z-index="206"><draw:object xlink:href="./Object 174" xlink:type="simple" xlink:show="embed" xlink:actuate="onLoad"/><draw:image xlink:href="./ObjectReplacements/Object 174" xlink:type="simple" xlink:show="embed" xlink:actuate="onLoad"/><svg:desc>formula</svg:desc></draw:frame></text:p>
      <text:p text:style-name="P120"><draw:frame draw:style-name="fr1" draw:name="Object198" text:anchor-type="as-char" svg:y="-0.5583in" svg:width="5.8654in" svg:height="1.0898in" draw:z-index="207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<text:p text:style-name="P120"/>
      <text:p text:style-name="P147">However, to get the central blocks to align for both rotated systems, it can be seen that p <text:span text:style-name="T145">= </text:span>mod(N,8*KU) (and by extension p = mod(N,2*KU) <text:span text:style-name="T141">must</text:span> equal zero. <text:s/>For<draw:frame draw:style-name="fr1" draw:name="Object214" text:anchor-type="as-char" svg:y="-0.152in" svg:width="1.328in" svg:height="0.2008in" draw:z-index="208"><draw:object xlink:href="./Object 217" xlink:type="simple" xlink:show="embed" xlink:actuate="onLoad"/><draw:image xlink:href="./ObjectReplacements/Object 217" xlink:type="simple" xlink:show="embed" xlink:actuate="onLoad"/></draw:frame>, we can set <draw:frame draw:style-name="fr1" draw:name="Object215" text:anchor-type="as-char" svg:y="-0.152in" svg:width="1.3508in" svg:height="0.2008in" draw:z-index="209"><draw:object xlink:href="./Object 220" xlink:type="simple" xlink:show="embed" xlink:actuate="onLoad"/><draw:image xlink:href="./ObjectReplacements/Object 220" xlink:type="simple" xlink:show="embed" xlink:actuate="onLoad"/><svg:desc>formula</svg:desc></draw:frame>and use <text:span text:style-name="T143">a second r</text:span>otation so that the second row becomes</text:p>
      <text:p text:style-name="P147"><draw:frame draw:style-name="fr1" draw:name="Object216" text:anchor-type="as-char" svg:y="-0.6764in" svg:width="6.9035in" svg:height="1.2366in" draw:z-index="210"><draw:object xlink:href="./Object 231" xlink:type="simple" xlink:show="embed" xlink:actuate="onLoad"/><draw:image xlink:href="./ObjectReplacements/Object 231" xlink:type="simple" xlink:show="embed" xlink:actuate="onLoad"/><svg:desc>formula</svg:desc></draw:frame></text:p>
      <text:p text:style-name="P147"/>
      <text:p text:style-name="P147">and the second left hand element changes from <draw:frame draw:style-name="fr1" draw:name="Object235" text:anchor-type="as-char" svg:y="-0.1484in" svg:width="0.2862in" svg:height="0.222in" draw:z-index="211"><draw:object xlink:href="./Object 235" xlink:type="simple" xlink:show="embed" xlink:actuate="onLoad"/><draw:image xlink:href="./ObjectReplacements/Object 235" xlink:type="simple" xlink:show="embed" xlink:actuate="onLoad"/></draw:frame>to <draw:frame draw:style-name="fr1" draw:name="Object242" text:anchor-type="as-char" svg:y="-0.1484in" svg:width="0.3047in" svg:height="0.222in" draw:z-index="212"><draw:object xlink:href="./Object 242" xlink:type="simple" xlink:show="embed" xlink:actuate="onLoad"/><draw:image xlink:href="./ObjectReplacements/Object 242" xlink:type="simple" xlink:show="embed" xlink:actuate="onLoad"/><svg:desc>formula</svg:desc></draw:frame>where <draw:frame draw:style-name="fr1" draw:name="Object252" text:anchor-type="as-char" svg:y="-0.1626in" svg:width="1.1055in" svg:height="0.2354in" draw:z-index="213"><draw:object xlink:href="./Object 252" xlink:type="simple" xlink:show="embed" xlink:actuate="onLoad"/><draw:image xlink:href="./ObjectReplacements/Object 252" xlink:type="simple" xlink:show="embed" xlink:actuate="onLoad"/><svg:desc>formula</svg:desc></draw:frame>is the third rotated system, <text:span text:style-name="T143">overall </text:span>representing three forward rotations and one backward rotation, allowing only the one backward rotation to compute the p terms, <text:span text:style-name="T141">with the remaining system all having matching blocks at </text:span><text:span text:style-name="T141"><draw:frame draw:style-name="fr1" draw:name="Object253" text:anchor-type="as-char" svg:y="-0.152in" svg:width="0.9374in" svg:height="0.2008in" draw:z-index="214"><draw:object xlink:href="./Object 253" xlink:type="simple" xlink:show="embed" xlink:actuate="onLoad"/><draw:image xlink:href="./ObjectReplacements/Object 253" xlink:type="simple" xlink:show="embed" xlink:actuate="onLoad"/><svg:desc>formula</svg:desc></draw:frame></text:span><text:span text:style-name="T141">.</text:span></text:p>
      <text:p text:style-name="P147"/>
      <text:p text:style-name="P146"><text:span text:style-name="T111">We back substitute <text:s/></text:span><text:span text:style-name="T102"><draw:frame draw:style-name="fr1" draw:name="Object228" text:anchor-type="as-char" svg:y="-0.1484in" svg:width="0.1661in" svg:height="0.2098in" draw:z-index="215"><draw:object xlink:href="./Object 228" xlink:type="simple" xlink:show="embed" xlink:actuate="onLoad"/><draw:image xlink:href="./ObjectReplacements/Object 228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9" text:anchor-type="as-char" svg:y="-0.1484in" svg:width="0.2839in" svg:height="0.2098in" draw:z-index="216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105">,</text:span><text:span text:style-name="T102"><draw:frame draw:style-name="fr1" draw:name="Object231" text:anchor-type="as-char" svg:y="-0.1484in" svg:width="0.15in" svg:height="0.2098in" draw:z-index="217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105">and </text:span><draw:frame draw:style-name="fr1" draw:name="Object232" text:anchor-type="as-char" svg:y="-0.1484in" svg:width="0.2681in" svg:height="0.2098in" draw:z-index="218"><draw:object xlink:href="./Object 209" xlink:type="simple" xlink:show="embed" xlink:actuate="onLoad"/><draw:image xlink:href="./ObjectReplacements/Object 209" xlink:type="simple" xlink:show="embed" xlink:actuate="onLoad"/><svg:desc>formula</svg:desc></draw:frame><text:span text:style-name="T111">to get </text:span>the remaining values of <text:span text:style-name="T102"><draw:frame draw:style-name="fr1" draw:name="Object223" text:anchor-type="as-char" svg:y="-0.1484in" svg:width="0.1547in" svg:height="0.2098in" draw:z-index="219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111">and </text:span><text:span text:style-name="T102"><draw:frame draw:style-name="fr1" draw:name="Object233" text:anchor-type="as-char" svg:y="-0.1484in" svg:width="0.15in" svg:height="0.2098in" draw:z-index="220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102">, </text:span><text:span text:style-name="T111">which provides roughly half of the </text:span><text:span text:style-name="T111"><draw:frame draw:style-name="fr1" draw:name="Object230" text:anchor-type="as-char" svg:y="-0.1484in" svg:width="0.0925in" svg:height="0.1846in" draw:z-index="221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102">. <text:s/></text:span><text:span text:style-name="T111">Simultaneously we</text:span> substitute<text:span text:style-name="T111"> </text:span><text:span text:style-name="T102"><draw:frame draw:style-name="fr1" draw:name="Object219" text:anchor-type="as-char" svg:y="-0.1484in" svg:width="0.1661in" svg:height="0.2098in" draw:z-index="222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183" text:anchor-type="as-char" svg:y="-0.1484in" svg:width="0.2839in" svg:height="0.2098in" draw:z-index="223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05">,</text:span><text:span text:style-name="T102"><draw:frame draw:style-name="fr1" draw:name="Object206" text:anchor-type="as-char" svg:y="-0.1484in" svg:width="0.1661in" svg:height="0.2098in" draw:z-index="224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05">and </text:span><draw:frame draw:style-name="fr1" draw:name="Object207" text:anchor-type="as-char" svg:y="-0.1484in" svg:width="0.2839in" svg:height="0.2098in" draw:z-index="225"><draw:object xlink:href="./Object 215" xlink:type="simple" xlink:show="embed" xlink:actuate="onLoad"/><draw:image xlink:href="./ObjectReplacements/Object 215" xlink:type="simple" xlink:show="embed" xlink:actuate="onLoad"/><svg:desc>formula</svg:desc></draw:frame>to get <text:span text:style-name="T111"><text:s/></text:span><text:span text:style-name="T102"><draw:frame draw:style-name="fr1" draw:name="Object221" text:anchor-type="as-char" svg:y="-0.1484in" svg:width="0.1965in" svg:height="0.2098in" draw:z-index="226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2" text:anchor-type="as-char" svg:y="-0.1484in" svg:width="0.3146in" svg:height="0.2098in" draw:z-index="227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105">,</text:span><text:span text:style-name="T102"><draw:frame draw:style-name="fr1" draw:name="Object236" text:anchor-type="as-char" svg:y="-0.1484in" svg:width="0.15in" svg:height="0.2098in" draw:z-index="228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pan text:style-name="T105">and </text:span><text:span text:style-name="T105"><draw:frame draw:style-name="fr1" draw:name="Object237" text:anchor-type="as-char" svg:y="-0.1484in" svg:width="0.2681in" svg:height="0.2098in" draw:z-index="229"><draw:object xlink:href="./Object 237" xlink:type="simple" xlink:show="embed" xlink:actuate="onLoad"/><draw:image xlink:href="./ObjectReplacements/Object 237" xlink:type="simple" xlink:show="embed" xlink:actuate="onLoad"/><svg:desc>formula</svg:desc></draw:frame></text:span>and back substitute to compute <text:span text:style-name="T111">the remaining</text:span> <text:span text:style-name="T102"><draw:frame draw:style-name="fr1" draw:name="Object224" text:anchor-type="as-char" svg:y="-0.1484in" svg:width="0.1965in" svg:height="0.2098in" draw:z-index="230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11">and </text:span><text:span text:style-name="T102"><draw:frame draw:style-name="fr1" draw:name="Object238" text:anchor-type="as-char" svg:y="-0.1484in" svg:width="0.15in" svg:height="0.2098in" draw:z-index="231"><draw:object xlink:href="./Object 238" xlink:type="simple" xlink:show="embed" xlink:actuate="onLoad"/><draw:image xlink:href="./ObjectReplacements/Object 238" xlink:type="simple" xlink:show="embed" xlink:actuate="onLoad"/><svg:desc>formula</svg:desc></draw:frame></text:span><text:s/>Finally, we can take the <draw:frame draw:style-name="fr1" draw:name="Object226" text:anchor-type="as-char" svg:y="-0.1484in" svg:width="0.1689in" svg:height="0.2098in" draw:z-index="232"><draw:object xlink:href="./Object 226" xlink:type="simple" xlink:show="embed" xlink:actuate="onLoad"/><draw:image xlink:href="./ObjectReplacements/Object 226" xlink:type="simple" xlink:show="embed" xlink:actuate="onLoad"/><svg:desc>formula</svg:desc></draw:frame>and rotate their indices to recover <text:span text:style-name="T111">the other half of the</text:span> <draw:frame draw:style-name="fr1" draw:name="Object227" text:anchor-type="as-char" svg:y="-0.1484in" svg:width="0.1272in" svg:height="0.2098in" draw:z-index="233"><draw:object xlink:href="./Object 227" xlink:type="simple" xlink:show="embed" xlink:actuate="onLoad"/><draw:image xlink:href="./ObjectReplacements/Object 227" xlink:type="simple" xlink:show="embed" xlink:actuate="onLoad"/><svg:desc>formula</svg:desc></draw:frame><text:s/>using <draw:frame draw:style-name="fr1" draw:name="Object225" text:anchor-type="as-char" svg:y="-0.172in" svg:width="0.7209in" svg:height="0.2457in" draw:z-index="234"><draw:object xlink:href="./Object 225" xlink:type="simple" xlink:show="embed" xlink:actuate="onLoad"/><draw:image xlink:href="./ObjectReplacements/Object 225" xlink:type="simple" xlink:show="embed" xlink:actuate="onLoad"/><svg:desc>formula</svg:desc></draw:frame><text:span text:style-name="T142">with k=(N-p)/4 and </text:span><text:span text:style-name="T142"><draw:frame draw:style-name="fr1" draw:name="Object254" text:anchor-type="as-char" svg:y="-0.172in" svg:width="0.7209in" svg:height="0.2457in" draw:z-index="235"><draw:object xlink:href="./Object 254" xlink:type="simple" xlink:show="embed" xlink:actuate="onLoad"/><draw:image xlink:href="./ObjectReplacements/Object 254" xlink:type="simple" xlink:show="embed" xlink:actuate="onLoad"/><svg:desc>formula</svg:desc></draw:frame></text:span><text:span text:style-name="T142">with k = (N-p)/2, s</text:span><text:span text:style-name="T114">ince </text:span><text:span text:style-name="T114"><draw:frame draw:style-name="fr1" draw:name="Object239" text:anchor-type="as-char" svg:y="-0.2126in" svg:width="0.8571in" svg:height="0.2984in" draw:z-index="236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114"><text:s/></text:span><text:span text:style-name="T121">and <text:s text:c="2"/></text:span><text:span text:style-name="T121"><draw:frame draw:style-name="fr1" draw:name="Object197" text:anchor-type="as-char" svg:y="-0.172in" svg:width="0.552in" svg:height="0.2335in" draw:z-index="237"><draw:object xlink:href="./Object 197" xlink:type="simple" xlink:show="embed" xlink:actuate="onLoad"/><draw:image xlink:href="./ObjectReplacements/Object 197" xlink:type="simple" xlink:show="embed" xlink:actuate="onLoad"/></draw:frame></text:span><text:span text:style-name="T121">, <text:s/></text:span><text:span text:style-name="T114"><draw:frame draw:style-name="fr1" draw:name="Object240" text:anchor-type="as-char" svg:y="-0.172in" svg:width="0.9311in" svg:height="0.2457in" draw:z-index="238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114">. <text:s/></text:span></text:p>
      <text:p text:style-name="P120"><text:s text:c="46"/></text:p>
      <text:p text:style-name="P128">Each step, <text:span text:style-name="T117">(N-</text:span><text:span text:style-name="T138">p)</text:span><text:span text:style-name="T117">/</text:span><text:span text:style-name="T138">2</text:span><text:span text:style-name="T117">KU of them, </text:span>requires a solution of a KU x KU system, (for overall O(<text:span text:style-name="T117">N</text:span> x KU) time) but the price of splitting the calculations in four parallel segments is solving one <text:span text:style-name="T109">8</text:span>KU x <text:span text:style-name="T109">8</text:span>KU system at the center. <text:s/></text:p>
      <text:p text:style-name="P128"/>
      <text:p text:style-name="P131">One can imagine that rather than starting at 1, 2 or 4 locations, we could have any number of evenly spaced starts with rotation, though clearly keeping with powers of two allows for using the reverse and forward equations with fewer rotations. <text:s/>The number of starts is limited by the size of n versus the block size KU, with the central simultaneous equations becoming increasing more complicated. <text:s/></text:p>
      <text:p text:style-name="P129"/>
      <text:p text:style-name="P129"/>
      <text:p text:style-name="P148"/>
      <text:p text:style-name="P130"/>
      <text:p text:style-name="P145"><text:soft-page-break/>With parallel threads, if the number of threads is t then the time is O((<text:span text:style-name="T116">N*KU</text:span>/t + t <text:span text:style-name="T116">x </text:span>t x KU x KU) , with the caveat that the t*t*KU*KU system makes for a much more complicated book keeping arrangement, <text:span text:style-name="T118">and that initializing threads ca</text:span><text:span text:style-name="T119">r</text:span><text:span text:style-name="T118">ries overhead as well. </text:span><text:s/><text:span text:style-name="T115">There is potential economy </text:span><text:span text:style-name="T121">in</text:span><text:span text:style-name="T115"> </text:span><text:span text:style-name="T121">more efficiently defining the rotated systems and their equations in code. <text:s/></text:span><text:span text:style-name="T138">Clearly more threads are only helpful for large numbers of K</text:span><text:span text:style-name="T144">U </text:span><text:span text:style-name="T138">x KU systems (blocks) . <text:s/></text:span><text:span text:style-name="T137">There </text:span><text:span text:style-name="T138">also</text:span><text:span text:style-name="T137"> need</text:span><text:span text:style-name="T138">s</text:span><text:span text:style-name="T137"> to be at least enough blocks to such that (N-p)/(2KU*t) &gt;2 </text:span><text:span text:style-name="T138">in order for the algorithm to function.</text:span></text:p>
      <text:p text:style-name="P117"/>
      <text:p text:style-name="P99"/>
      <text:p text:style-name="P98"><text:span text:style-name="T72">Appendix: </text:span>Definition of matrices</text:p>
      <text:p text:style-name="P90"/>
      <text:p text:style-name="P90"/>
      <text:p text:style-name="P4">In general, an m-point equation, <text:span text:style-name="T3">with m-odd</text:span>, can be written:</text:p>
      <text:p text:style-name="P5"><text:s/><text:span text:style-name="T3">in contrast with </text:span><text:span text:style-name="T3"><draw:frame draw:style-name="fr1" draw:name="Object4" text:anchor-type="as-char" svg:y="-0.2807in" svg:width="0.8508in" svg:height="0.4484in" draw:z-index="11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50" text:anchor-type="as-char" svg:y="-0.1484in" svg:width="0.2835in" svg:height="0.1839in" draw:z-index="239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8">run from 1 t</text:span><text:span text:style-name="T89">o </text:span><text:span text:style-name="T91">N</text:span></text:p>
      <text:p text:style-name="P4"/>
      <text:p text:style-name="P4"><text:s/><draw:frame draw:style-name="fr1" draw:name="Object82" text:anchor-type="as-char" svg:y="-0.2807in" svg:width="3.2756in" svg:height="0.4484in" draw:z-index="12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1">N</text:span>, with <text:span text:style-name="T91">N</text:span> the number of points, <text:span text:style-name="T62">similar to </text:span>the general LAPACK band matrix <text:s/><text:span text:style-name="T87">(which we shall call CD)</text:span> (https://www.netlib.org/lapack/lug/node124.html) notation, <text:span text:style-name="T91">again </text:span><text:span text:style-name="T89">l</text:span><text:span text:style-name="T87">etting </text:span><text:span text:style-name="T87"><draw:frame draw:style-name="fr1" draw:name="Object159" text:anchor-type="as-char" svg:y="-0.1484in" svg:width="0.2835in" svg:height="0.1839in" draw:z-index="240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8">run from 1 t</text:span><text:span text:style-name="T89">o </text:span><text:span text:style-name="T91">N</text:span><text:span text:style-name="T89">:</text:span></text:p>
      <text:p text:style-name="P100"/>
      <text:p text:style-name="P103"><draw:frame draw:style-name="fr1" draw:name="Object6" text:anchor-type="as-char" svg:y="-0.152in" svg:width="3.0661in" svg:height="0.2134in" draw:z-index="125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</text:span><text:span text:style-name="Strong_20_Emphasis"><text:span text:style-name="T69">columns</text:span></text:span><text:span text:style-name="T69"> of A are the columns of </text:span><text:span text:style-name="T87">CD</text:span><text:span text:style-name="T69"> and the diagonals of A are the rows of </text:span><text:span text:style-name="T87">CD</text:span><text:span text:style-name="T69">,</text:span></text:p>
      <text:p text:style-name="P103"/>
      <text:p text:style-name="P107">except that we allow wrapping the periodic coefficients and have the <text:span text:style-name="Strong_20_Emphasis">rows</text:span> of A as the columns of AB and the diagonals of A are the rows of AB:</text:p>
      <text:p text:style-name="P104"/>
      <text:p text:style-name="P104"><draw:frame draw:style-name="fr1" draw:name="Object55" text:anchor-type="as-char" svg:y="-0.152in" svg:width="4.411in" svg:height="0.2134in" draw:z-index="24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4"/>
      <text:p text:style-name="P114"><text:span text:style-name="T91">However, l</text:span>etting <draw:frame draw:style-name="fr1" draw:name="Object147" text:anchor-type="as-char" svg:y="-0.1484in" svg:width="0.1283in" svg:height="0.1839in" draw:z-index="242"><draw:object xlink:href="./Object 147" xlink:type="simple" xlink:show="embed" xlink:actuate="onLoad"/><draw:image xlink:href="./ObjectReplacements/Object 147" xlink:type="simple" xlink:show="embed" xlink:actuate="onLoad"/></draw:frame><text:span text:style-name="T88">run from 1 to 1+2*KU (or 1 to m), with j from 1 to N, AB can efficiently be generated by</text:span></text:p>
      <text:p text:style-name="P114"/>
      <text:p text:style-name="P114"><text:span text:style-name="T88"><text:s/></text:span><text:span text:style-name="T88"><draw:frame draw:style-name="fr1" draw:name="Object148" text:anchor-type="as-char" svg:y="-0.152in" svg:width="3.2098in" svg:height="0.2in" draw:z-index="243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4"/>
      <text:p text:style-name="P115">contrasted with the LAPACK “CD” form:</text:p>
      <text:p text:style-name="P115"/>
      <text:p text:style-name="P115"><draw:frame draw:style-name="fr1" draw:name="Object149" text:anchor-type="as-char" svg:y="-0.152in" svg:width="3.5492in" svg:height="0.2in" draw:z-index="244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5"/>
      <text:p text:style-name="P116">from which we can also derive a conversion formula:</text:p>
      <text:p text:style-name="P116"/>
      <text:p text:style-name="P116"><draw:frame draw:style-name="fr1" draw:name="Object157" text:anchor-type="as-char" svg:y="-0.152in" svg:width="4.2272in" svg:height="0.2in" draw:z-index="245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3"/>
      <text:p text:style-name="P60"><text:span text:style-name="T89">Note that i</text:span>n the non-periodic banded matrix, the coefficients <text:span text:style-name="T89">CD</text:span>(i,j)=0 when i+j-(m+1)/2 is &lt; 1 or &gt; <text:span text:style-name="T91">N</text:span>. <text:span text:style-name="T92">AB can be seen to be the periodic version of CD without the extra KL rows, and where if CD encodes </text:span><text:span text:style-name="T92"><draw:frame draw:style-name="fr1" draw:name="Object158" text:anchor-type="as-char" svg:y="-0.1484in" svg:width="0.148in" svg:height="0.2098in" draw:z-index="246"><draw:object xlink:href="./Object 158" xlink:type="simple" xlink:show="embed" xlink:actuate="onLoad"/><draw:image xlink:href="./ObjectReplacements/Object 158" xlink:type="simple" xlink:show="embed" xlink:actuate="onLoad"/></draw:frame></text:span><text:span text:style-name="T92">then AB encodes the transpose</text:span><text:span text:style-name="T92"><draw:frame draw:style-name="fr1" draw:name="Object160" text:anchor-type="as-char" svg:y="-0.172in" svg:width="0.1563in" svg:height="0.2335in" draw:z-index="247"><draw:object xlink:href="./Object 160" xlink:type="simple" xlink:show="embed" xlink:actuate="onLoad"/><draw:image xlink:href="./ObjectReplacements/Object 160" xlink:type="simple" xlink:show="embed" xlink:actuate="onLoad"/></draw:frame></text:span></text:p>
      <text:p text:style-name="P60"/>
      <text:p text:style-name="P60"><text:soft-page-break/><text:span text:style-name="T89">Then the </text:span><text:span text:style-name="T90">m-point equation, </text:span><text:span text:style-name="T3">with m-odd</text:span><text:span text:style-name="T90">, can be written:</text:span></text:p>
      <text:p text:style-name="P23"/>
      <text:p text:style-name="P23"><draw:frame draw:style-name="fr1" draw:name="Object153" text:anchor-type="as-char" svg:y="-0.1744in" svg:width="1.952in" svg:height="0.2346in" draw:z-index="248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0">and defining </text:span><text:span text:style-name="T60"><draw:frame draw:style-name="fr1" draw:name="Object154" text:anchor-type="as-char" svg:y="-0.2598in" svg:width="0.972in" svg:height="0.4083in" draw:z-index="249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1" draw:name="Object155" text:anchor-type="as-char" svg:y="-0.1484in" svg:width="0.2339in" svg:height="0.2091in" draw:z-index="250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1" draw:name="Object156" text:anchor-type="as-char" svg:y="-0.152in" svg:width="6.1752in" svg:height="0.222in" draw:z-index="251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3">with <text:s text:c="2"/></text:span><text:span text:style-name="T53"><draw:frame draw:style-name="fr1" draw:name="Object151" text:anchor-type="as-char" svg:y="-0.1744in" svg:width="0.2409in" svg:height="0.2346in" draw:z-index="252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3">defined similarly so that </text:span><text:span text:style-name="T53"><draw:frame draw:style-name="fr1" draw:name="Object152" text:anchor-type="as-char" svg:y="-0.1744in" svg:width="1.1972in" svg:height="0.2346in" draw:z-index="253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3">are defined </text:span><text:span text:style-name="T89">below</text:span><text:span text:style-name="T53"> for jj every j KU apart.</text:span></text:p>
      <text:p text:style-name="P59"/>
      <text:p text:style-name="P105">With the above definition of AB[i,j] we have the square (i x k) for each j matrices:</text:p>
      <text:p text:style-name="P97"/>
      <text:p text:style-name="P97"><draw:frame draw:style-name="fr1" draw:name="Object63" text:anchor-type="as-char" svg:y="-0.3484in" svg:width="4.928in" svg:height="0.6366in" draw:z-index="128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7"/>
      <text:p text:style-name="P97"/>
      <text:p text:style-name="P97"><draw:frame draw:style-name="fr1" draw:name="Object64" text:anchor-type="as-char" svg:y="-0.3484in" svg:width="4.898in" svg:height="0.6366in" draw:z-index="13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7"/>
      <text:p text:style-name="P97"><draw:frame draw:style-name="fr1" draw:name="Object65" text:anchor-type="as-char" svg:y="-0.3484in" svg:width="4.3516in" svg:height="0.6366in" draw:z-index="13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7"/>
      <text:p text:style-name="P105"/>
      <text:p text:style-name="P106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</text:span><text:span text:style-name="T94">j</text:span><text:span text:style-name="T71">L generally even if</text:span><text:span text:style-name="T71"><draw:frame draw:style-name="fr1" draw:name="Object86" text:anchor-type="as-char" svg:y="-0.1484in" svg:width="0.4102in" svg:height="0.1839in" draw:z-index="136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6"/>
      <text:p text:style-name="P105"><draw:frame draw:style-name="fr1" draw:name="Object35" text:anchor-type="as-char" svg:y="-0.2402in" svg:width="5.2181in" svg:height="0.4209in" draw:z-index="137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5"/>
      <text:p text:style-name="P102">if p=0, <text:span text:style-name="T66">there are no extra rows:</text:span></text:p>
      <text:p text:style-name="P102"/>
      <text:p text:style-name="P102"><draw:frame draw:style-name="fr1" draw:name="Object87" text:anchor-type="as-char" svg:y="-0.1634in" svg:width="2.6398in" svg:height="0.2335in" draw:z-index="6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102"/>
      <text:p text:style-name="P112">For the reverse algorithm, <text:span text:style-name="T83">the middle p equations can be written in the following format:</text:span><text:span text:style-name="T83"><draw:frame draw:style-name="fr1" draw:name="Object130" text:anchor-type="as-char" svg:y="-0.1744in" svg:width="1.4437in" svg:height="0.2437in" draw:z-index="141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3">where</text:span><text:span text:style-name="T83"><draw:frame draw:style-name="fr1" draw:name="Object131" text:anchor-type="as-char" svg:y="-0.1744in" svg:width="0.4516in" svg:height="0.2346in" draw:z-index="142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3">consists of the last p inner values and </text:span><text:span text:style-name="T83"><draw:frame draw:style-name="fr1" draw:name="Object132" text:anchor-type="as-char" svg:y="-0.1634in" svg:width="0.498in" svg:height="0.2244in" draw:z-index="143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3">are the matrices given below with dimensions <text:s/>p x p <text:s/>and p x 2KU. </text:span></text:p>
      <text:p text:style-name="P86"/>
      <text:p text:style-name="P86"><draw:frame draw:style-name="fr1" draw:name="Object128" text:anchor-type="as-char" svg:y="-0.2429in" svg:width="3.8008in" svg:height="0.4398in" draw:z-index="73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6"/>
      <text:p text:style-name="P113">and</text:p>
      <text:p text:style-name="P86"/>
      <text:p text:style-name="P86"><text:soft-page-break/><draw:frame draw:style-name="fr1" draw:name="Object129" text:anchor-type="as-char" svg:y="-0.352in" svg:width="5.2752in" svg:height="0.6575in" draw:z-index="74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6"/>
      <text:p text:style-name="P86"/>
      <text:p text:style-name="P133">For rotated <text:span text:style-name="T121">and reversed </text:span>systems, it is easiest to <text:span text:style-name="T121">use </text:span>the same definitions <text:span text:style-name="T121">above</text:span> and apply the rotation to the matrix AB. <text:s/>In order to achieve the definitions <draw:frame draw:style-name="fr1" draw:name="Object203" text:anchor-type="as-char" svg:y="-0.1862in" svg:width="1.0272in" svg:height="0.2465in" draw:z-index="198"><draw:object xlink:href="./Object 203" xlink:type="simple" xlink:show="embed" xlink:actuate="onLoad"/><draw:image xlink:href="./ObjectReplacements/Object 203" xlink:type="simple" xlink:show="embed" xlink:actuate="onLoad"/><svg:desc>formula</svg:desc></draw:frame>needed to satisfy the rotated solutions given previously, it <text:span text:style-name="T121">suffices </text:span>to rotate the N columns of <draw:frame draw:style-name="fr1" draw:name="Object249" text:anchor-type="as-char" svg:y="-0.1752in" svg:width="0.0925in" svg:height="0.2102in" draw:z-index="162"><draw:object xlink:href="./Object 249" xlink:type="simple" xlink:show="embed" xlink:actuate="onLoad"/><draw:image xlink:href="./ObjectReplacements/Object 249" xlink:type="simple" xlink:show="embed" xlink:actuate="onLoad"/></draw:frame><text:span text:style-name="T121">(resulting in </text:span><text:span text:style-name="T121"><draw:frame draw:style-name="fr1" draw:name="Object211" text:anchor-type="as-char" svg:y="-0.1484in" svg:width="0.0925in" svg:height="0.1846in" draw:z-index="172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21">given in the above main body) </text:span>and to rotate the N columns of AB and then to reverse the rows and reverse the columns of AB to switch the direction of the solution after renumbering the indices.</text:p>
      <text:p text:style-name="P86"/>
      <text:p text:style-name="P86"/>
      <text:p text:style-name="P85"/>
      <text:p text:style-name="P96">Copyright (c) 2021 <text:s text:c="2"/>Anthony M de Beus</text:p>
      <text:p text:style-name="P96"/>
      <text:p text:style-name="P143"/>
      <text:p text:style-name="P1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3-08-13T16:09:43.634937984</dc:date>
    <meta:editing-duration>P10DT22H52M8S</meta:editing-duration>
    <meta:editing-cycles>235</meta:editing-cycles>
    <meta:generator>LibreOffice/7.5.5.2$Linux_X86_64 LibreOffice_project/50$Build-2</meta:generator>
    <meta:print-date>2021-02-02T11:15:39.552609276</meta:print-date>
    <meta:document-statistic meta:table-count="0" meta:image-count="0" meta:object-count="256" meta:page-count="15" meta:paragraph-count="196" meta:word-count="2551" meta:character-count="14318" meta:non-whitespace-character-count="11599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01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z} sub {jj+1}=    bar  {A}} rSub { size 8{jj+1} } {vec z} sub jj + { {bar  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{tilde  A}} rSub { size 8{jj} } {vec z} sub {jj+1} + { {vec  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−</mo>
                <mn>1</mn>
              </mrow>
            </msub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{vec z} sub {jj-1}=    {tilde  A}} rSub { size 8{jj-1} } {vec z} sub jj + { {vec  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sub>
            <mover accent="true">
              <mi>z</mi>
              <mo stretchy="false">⃗</mo>
            </mover>
            <mrow>
              <mi mathvariant="italic">jj</mi>
              <mo stretchy="false">+</mo>
              <mn>1</mn>
            </mrow>
          </msub>
          <mo stretchy="false">=</mo>
          <msubsup>
            <mover accent="true">
              <mi>A</mi>
              <mo stretchy="false">~</mo>
            </mover>
            <mstyle mathsize="8pt">
              <mi mathvariant="italic">jj</mi>
            </mstyle>
            <mrow>
              <mo stretchy="false">−</mo>
              <mn>1</mn>
            </mrow>
          </msubsup>
        </mrow>
        <mrow>
          <msub>
            <mover accent="true">
              <mi>z</mi>
              <mo stretchy="false">⃗</mo>
            </mover>
            <mi mathvariant="italic">jj</mi>
          </msub>
          <mo stretchy="false">−</mo>
          <msub>
            <mrow>
              <msubsup>
                <mover accent="true">
                  <mi>A</mi>
                  <mo stretchy="false">~</mo>
                </mover>
                <mi mathvariant="italic">jj</mi>
                <mrow>
                  <mo stretchy="false">−</mo>
                  <mn>1</mn>
                </mrow>
              </msubsup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{vec z} sub {jj+1}=    {tilde  A} sup {-1} rSub { size 8{jj} } {vec z} sub {jj} - { {tilde A} sub {jj} sup -1 {vec  v}} rSub { size 8{jj} }   {}}
</annotation>
  </semantics>
</math>
</file>

<file path=Object 106/content.xml><?xml version="1.0" encoding="utf-8"?>
<math xmlns="http://www.w3.org/1998/Math/MathML" display="block">
  <semantics>
    <mrow>
      <msubsup>
        <mover accent="true">
          <mi>A</mi>
          <mo stretchy="false">~</mo>
        </mover>
        <mstyle mathsize="8pt">
          <mi mathvariant="italic">jj</mi>
        </mstyle>
        <mrow>
          <mo stretchy="false">−</mo>
          <mn>1</mn>
        </mrow>
      </msubsup>
      <mo stretchy="false">≠</mo>
      <msub>
        <mover accent="true">
          <mi>A</mi>
          <mo stretchy="false">¯</mo>
        </mover>
        <mrow>
          <mi mathvariant="italic">jj</mi>
          <mo stretchy="false">+</mo>
          <mn>1</mn>
        </mrow>
      </msub>
    </mrow>
    <annotation encoding="StarMath 5.0">{tilde  A} sup {-1} rSub { size 8{jj} } &lt;&gt; {bar A} sub { jj+1 } 
 </annotation>
  </semantics>
</math>
</file>

<file path=Object 107/content.xml><?xml version="1.0" encoding="utf-8"?>
<math xmlns="http://www.w3.org/1998/Math/MathML" display="block">
  <semantics>
    <mrow>
      <msubsup>
        <mover accent="true">
          <mi>A</mi>
          <mo stretchy="false">~</mo>
        </mover>
        <mi mathvariant="italic">jj</mi>
        <mrow>
          <mo stretchy="false">−</mo>
          <mn>1</mn>
        </mrow>
      </msubsup>
      <mrow>
        <msub>
          <mover accent="true">
            <mi>v</mi>
            <mo stretchy="false">⃗</mo>
          </mover>
          <mstyle mathsize="8pt">
            <mi mathvariant="italic">jj</mi>
          </mstyle>
        </msub>
        <mo stretchy="false">≠</mo>
        <mrow>
          <mo stretchy="false">−</mo>
          <msub>
            <mover accent="true">
              <mi>v</mi>
              <mo stretchy="false">¯</mo>
            </mover>
            <mrow>
              <mi mathvariant="italic">jj</mi>
              <mo stretchy="false">+</mo>
              <mn>1</mn>
            </mrow>
          </msub>
        </mrow>
      </mrow>
    </mrow>
    <annotation encoding="StarMath 5.0">{tilde A} sub {jj} sup -1 {vec  v} rSub { size 8{jj} }   &lt;&gt; -{bar v} sub  { jj+1 }
 </annotation>
  </semantics>
</math>
</file>

<file path=Object 108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sub>
                    <mover accent="true">
                      <mi>A</mi>
                      <mo stretchy="false">¯</mo>
                    </mover>
                    <mi mathvariant="italic">jj</mi>
                  </msub>
                </mrow>
                <msub>
                  <mover accent="true">
                    <mi>A</mi>
                    <mo stretchy="false">~</mo>
                  </mover>
                  <mrow>
                    <mi mathvariant="italic">jj</mi>
                    <mo stretchy="false">−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sub>
              <mover accent="true">
                <mi>A</mi>
                <mo stretchy="false">¯</mo>
              </mover>
              <mi mathvariant="italic">jj</mi>
            </msub>
            <mrow>
              <msub>
                <mover accent="true">
                  <mi>v</mi>
                  <mo stretchy="false">⃗</mo>
                </mover>
                <mrow>
                  <mi mathvariant="italic">jj</mi>
                  <mo stretchy="false">−</mo>
                  <mn>1</mn>
                </mrow>
              </msub>
              <mo stretchy="false">+</mo>
              <msub>
                <mover accent="true">
                  <mi>v</mi>
                  <mo stretchy="false">¯</mo>
                </mover>
                <mi mathvariant="italic">jj</mi>
              </msub>
            </mrow>
          </mrow>
        </mrow>
        <mo fence="true" form="postfix" stretchy="true">}</mo>
      </mrow>
    </mrow>
    <annotation encoding="StarMath 5.0">{vec z} sub jj = left lbrace {tilde I}  - {bar A}  sub jj {tilde A} sub {jj-1} right rbrace sup {-1} left lbrace {{bar A} sub {jj} {vec v} sub {jj-1} + {bar v} sub {jj}}right rbrace</annotation>
  </semantics>
</math>
</file>

<file path=Object 109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−</mo>
            <mn>1</mn>
          </mrow>
        </msub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sub>
                    <mover accent="true">
                      <mi>A</mi>
                      <mo stretchy="false">~</mo>
                    </mover>
                    <mrow>
                      <mi mathvariant="italic">jj</mi>
                      <mo stretchy="false">−</mo>
                      <mn>1</mn>
                    </mrow>
                  </msub>
                </mrow>
                <msub>
                  <mover accent="true">
                    <mi>A</mi>
                    <mo stretchy="false">¯</mo>
                  </mover>
                  <mi mathvariant="italic">jj</mi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sub>
              <mover accent="true">
                <mi>A</mi>
                <mo stretchy="false">~</mo>
              </mover>
              <mrow>
                <mi mathvariant="italic">jj</mi>
                <mo stretchy="false">−</mo>
                <mn>1</mn>
              </mrow>
            </msub>
            <mrow>
              <msub>
                <mover accent="true">
                  <mi>v</mi>
                  <mo stretchy="false">¯</mo>
                </mover>
                <mi mathvariant="italic">jj</mi>
              </msub>
              <mo stretchy="false">+</mo>
              <msub>
                <mover accent="true">
                  <mi>v</mi>
                  <mo stretchy="false">⃗</mo>
                </mover>
                <mrow>
                  <mi mathvariant="italic">jj</mi>
                  <mo stretchy="false">−</mo>
                  <mn>1</mn>
                </mrow>
              </msub>
            </mrow>
          </mrow>
        </mrow>
        <mo fence="true" form="postfix" stretchy="true">}</mo>
      </mrow>
    </mrow>
    <annotation encoding="StarMath 5.0">{vec z} sub {jj-1} = left lbrace {tilde I}  - {tilde A}  sub {jj-1} {bar A} sub {jj} right rbrace sup {-1} left lbrace {{tilde A} sub {jj-1} {bar v} sub {jj} + {vec v}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over accent="true">
      <msub>
        <mi>J</mi>
        <mi>n</mi>
      </msub>
      <mo stretchy="false">~</mo>
    </mover>
    <annotation encoding="StarMath 5.0">tilde J sub n</annotation>
  </semantics>
</math>
</file>

<file path=Object 113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i>p</mi>
        </msub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{vec z}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sub>
        <mover accent="true">
          <mi>z</mi>
          <mo stretchy="false">⃗</mo>
        </mover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{vec z}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sub>
      <mover accent="true">
        <mi>z</mi>
        <mo stretchy="false">⃗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vec z} sub { (n-p)/2+1 }</annotation>
  </semantics>
</math>
</file>

<file path=Object 118/content.xml><?xml version="1.0" encoding="utf-8"?>
<math xmlns="http://www.w3.org/1998/Math/MathML" display="block">
  <semantics>
    <msub>
      <mover accent="true">
        <mi>z</mi>
        <mo stretchy="false">⃗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vec z}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sub>
        <mover accent="true">
          <mi>A</mi>
          <mo stretchy="false">¯</mo>
        </mover>
        <mrow>
          <mrow>
            <mrow>
              <mo fence="true" form="prefix" stretchy="false">(</mo>
              <mrow>
                <mi>n</mi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=</mo>
      <msub>
        <mover accent="true">
          <mi>A</mi>
          <mo stretchy="false">¯</mo>
        </mover>
        <mn>0</mn>
      </msub>
    </mrow>
    <annotation encoding="StarMath 5.0">{bar A} sub { (n)/2+1 } = {bar A} sub 0</annotation>
  </semantics>
</math>
</file>

<file path=Object 121/content.xml><?xml version="1.0" encoding="utf-8"?>
<math xmlns="http://www.w3.org/1998/Math/MathML" display="block">
  <semantics>
    <mrow>
      <msub>
        <mover accent="true">
          <mi>C</mi>
          <mo stretchy="false">~</mo>
        </mover>
        <mi>p</mi>
      </msub>
      <mrow>
        <msub>
          <mover accent="true">
            <mi>z</mi>
            <mo stretchy="false">⃗</mo>
          </mover>
          <mi>p</mi>
        </msub>
        <mo stretchy="false">+</mo>
        <msub>
          <mover accent="true">
            <mi>S</mi>
            <mo stretchy="false">~</mo>
          </mover>
          <mi>p</mi>
        </msub>
      </mrow>
      <mrow>
        <msub>
          <mover accent="true">
            <mi>z</mi>
            <mo stretchy="false">⃗</mo>
          </mover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</msub>
        <mo stretchy="false">=</mo>
        <msub>
          <mover accent="true">
            <mi>b</mi>
            <mo stretchy="false">⃗</mo>
          </mover>
          <mi>p</mi>
        </msub>
      </mrow>
    </mrow>
    <annotation encoding="StarMath 5.0"> {tilde C} sub p {vec z} sub {p} + {tilde S} sub {p} {vec  z} sub {(n-p)/2}  = {vec b}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sub>
        <mover accent="true">
          <mi>z</mi>
          <mo stretchy="false">⃗</mo>
        </mover>
        <mi>p</mi>
      </msub>
      <mi>,</mi>
      <msub>
        <mover accent="true">
          <mi>b</mi>
          <mo stretchy="false">⃗</mo>
        </mover>
        <mi>p</mi>
      </msub>
    </mrow>
    <annotation encoding="StarMath 5.0">{vec z} sub p ,{vec b} sub p</annotation>
  </semantics>
</math>
</file>

<file path=Object 125/content.xml><?xml version="1.0" encoding="utf-8"?>
<math xmlns="http://www.w3.org/1998/Math/MathML" display="block">
  <semantics>
    <msub>
      <mover accent="true">
        <mi>z</mi>
        <mo stretchy="false">⃗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vec z}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</msub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{vec z} sub { (n-p)/2 +1}=    bar  {A}} rSub { size 8{ (n-p)/2 +1} } {vec z} sub {(n-p)/2} + { {bar  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sub>
            <mover accent="true">
              <mi>z</mi>
              <mo stretchy="false">⃗</mo>
            </mover>
            <mrow>
              <mrow>
                <mi>n</mi>
                <mo stretchy="false">/</mo>
                <mn>2</mn>
              </mrow>
              <mo stretchy="false">+</mo>
              <mn>1</mn>
            </mrow>
          </msub>
          <mo stretchy="false">=</mo>
          <msub>
            <mover accent="true">
              <mi>A</mi>
              <mo stretchy="false">~</mo>
            </mover>
            <mn>0</mn>
          </msub>
        </mrow>
        <msub>
          <mover accent="true">
            <mi>z</mi>
            <mo stretchy="false">⃗</mo>
          </mover>
          <mrow>
            <mi>n</mi>
            <mo stretchy="false">/</mo>
            <mn>2</mn>
          </mrow>
        </msub>
      </mrow>
    </mstyle>
    <annotation encoding="StarMath 5.0">size 12{ {vec z} sub {n/2+1} = {tilde A} sub 0 {vec z}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=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35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o fence="true" form="prefix" stretchy="false">(</mo>
          <mrow>
            <mi>n</mi>
          </mrow>
          <mo fence="true" form="postfix" stretchy="false">)</mo>
        </mrow>
        <mo stretchy="false">/</mo>
        <mn>2</mn>
      </mrow>
    </msub>
    <annotation encoding="StarMath 5.0">{bar v}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8/content.xml><?xml version="1.0" encoding="utf-8"?>
<math xmlns="http://www.w3.org/1998/Math/MathML" display="block">
  <semantics>
    <msub>
      <mi>a</mi>
      <mi mathvariant="italic">ij</mi>
    </msub>
    <annotation encoding="StarMath 5.0">a_{ij} 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60/content.xml><?xml version="1.0" encoding="utf-8"?>
<math xmlns="http://www.w3.org/1998/Math/MathML" display="block">
  <semantics>
    <msubsup>
      <mi>a</mi>
      <mi mathvariant="italic">ij</mi>
      <mi>T</mi>
    </msubsup>
    <annotation encoding="StarMath 5.0">a_{ij}^{T} 
</annotation>
  </semantics>
</math>
</file>

<file path=Object 161/content.xml><?xml version="1.0" encoding="utf-8"?>
<math xmlns="http://www.w3.org/1998/Math/MathML" display="block">
  <semantics>
    <mstyle mathsize="12pt">
      <mrow>
        <msubsup>
          <mover accent="true">
            <mi>A</mi>
            <mo stretchy="false">~</mo>
          </mover>
          <mstyle mathsize="8pt">
            <mi>n</mi>
          </mstyle>
          <mi>k</mi>
        </msubsup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i>k</mi>
                    </msub>
                    <mo stretchy="false">~</mo>
                  </mover>
                </mtd>
              </mtr>
              <mtr>
                <mtd>
                  <mover accent="true">
                    <msub>
                      <mi>I</mi>
                      <mrow>
                        <mi>n</mi>
                        <mo stretchy="false">−</mo>
                        <mi>k</mi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 { { tilde  {A}} rSub { size 8{n} } rsup{k} = left [ matrix {
 0 {} # tilde I sub {k} ##
 tilde I sub {n-k} # 0{}
 }  right ]}</annotation>
  </semantics>
</math>
</file>

<file path=Object 162/content.xml><?xml version="1.0" encoding="utf-8"?>
<math xmlns="http://www.w3.org/1998/Math/MathML" display="block">
  <semantics>
    <mstyle mathsize="12pt">
      <mrow>
        <msub>
          <mover accent="true">
            <mi>J</mi>
            <mo stretchy="false">~</mo>
          </mover>
          <mstyle mathsize="8pt">
            <mn>4</mn>
          </mstyle>
        </msub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{ { tilde  {J}} rSub { size 8{4} } = left [ matrix {
0 {} # 0 {} # 0 {} # 1 {} ##
0 {} # 0 {} # 1 {} # 0 {} ##
0 {} # 1 {} # 0 {} # 0 {} ##
1 {} # 0 {} #0 {} # 0 {}
}  right ]}</annotation>
  </semantics>
</math>
</file>

<file path=Object 163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4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5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166/content.xml><?xml version="1.0" encoding="utf-8"?>
<math xmlns="http://www.w3.org/1998/Math/MathML" display="block">
  <semantics>
    <mstyle mathsize="12pt">
      <msub>
        <mover accent="true">
          <mi>A</mi>
          <mo stretchy="false">¯</mo>
        </mover>
        <mstyle mathsize="8pt">
          <mrow>
            <mo fence="true" form="prefix" stretchy="false">(</mo>
            <mrow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row>
            <mo fence="true" form="postfix" stretchy="false">)</mo>
          </mrow>
        </mstyle>
      </msub>
    </mstyle>
    <annotation encoding="StarMath 5.0"> size 12 { { bar  {A}} rSub { size 8{(n/2+1)} } }</annotation>
  </semantics>
</math>
</file>

<file path=Object 167/content.xml><?xml version="1.0" encoding="utf-8"?>
<math xmlns="http://www.w3.org/1998/Math/MathML" display="block">
  <semantics>
    <mstyle mathsize="12pt">
      <msubsup>
        <mrow>
          <mover accent="true">
            <msub>
              <mi>J</mi>
              <mi>n</mi>
            </msub>
            <mo stretchy="false">~</mo>
          </mover>
          <mover accent="true">
            <mi>A</mi>
            <mo stretchy="false">~</mo>
          </mover>
        </mrow>
        <mstyle mathsize="8pt">
          <mi>n</mi>
        </mstyle>
        <mi>k</mi>
      </msubsup>
    </mstyle>
    <annotation encoding="StarMath 5.0"> size 12 { { tilde J sub n tilde  {A}} rSub { size 8{n} } rsup{k} }</annotation>
  </semantics>
</math>
</file>

<file path=Object 168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>j</mi>
        </mstyle>
      </msub>
    </mstyle>
    <annotation encoding="StarMath 5.0"> size 12 { { vec  {b}} rSub { size 8{j} }  }</annotation>
  </semantics>
</math>
</file>

<file path=Object 169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 mathvariant="italic">jj</mi>
        </mstyle>
      </msub>
    </mstyle>
    <annotation encoding="StarMath 5.0"> size 12 { { vec  {b}} rSub { size 8{jj} }  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7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71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7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sub>
          <mi>a</mi>
          <mi mathvariant="italic">ij</mi>
        </msub>
        <mrow>
          <mover accent="true">
            <msub>
              <mi>z</mi>
              <mi>j</mi>
            </msub>
            <mo stretchy="false">^</mo>
          </mover>
          <mo stretchy="false">=</mo>
          <mstyle mathsize="12pt">
            <msubsup>
              <mrow>
                <mover accent="true">
                  <msub>
                    <mi>J</mi>
                    <mi>n</mi>
                  </msub>
                  <mo stretchy="false">~</mo>
                </mover>
                <mover accent="true">
                  <mi>A</mi>
                  <mo stretchy="false">~</mo>
                </mover>
              </mrow>
              <mstyle mathsize="8pt">
                <mi>n</mi>
              </mstyle>
              <mi>k</mi>
            </msubsup>
          </mstyle>
        </mrow>
        <msub>
          <mi>b</mi>
          <mi>i</mi>
        </msub>
      </mrow>
    </mrow>
    <annotation encoding="StarMath 5.0">sum from j=1 to n {a_{ij} hat{z rsub{ j } } =size 12 { { tilde {J sub n}tilde  {A}} rSub { size 8{n} } rsup{k} }b_{ i }}</annotation>
  </semantics>
</math>
</file>

<file path=Object 173/content.xml><?xml version="1.0" encoding="utf-8"?>
<math xmlns="http://www.w3.org/1998/Math/MathML" display="block">
  <semantics>
    <mover accent="true">
      <mi>z</mi>
      <mo stretchy="false">^</mo>
    </mover>
    <annotation encoding="StarMath 5.0">{hat z} </annotation>
  </semantics>
</math>
</file>

<file path=Object 174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C</mi>
                    <mn>1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B</mi>
                        <mo stretchy="false">¯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  <mtd>
                  <mrow>
                    <mo stretchy="false">−</mo>
                    <msub>
                      <mover accent="true">
                        <mi>I</mi>
                        <mo stretchy="false">~</mo>
                      </mover>
                      <mrow>
                        <mn>2</mn>
                        <mi mathvariant="italic">KU</mi>
                      </mrow>
                    </msub>
                  </mrow>
                </mtd>
              </mtr>
            </mtable>
          </mrow>
          <mo fence="true" form="postfix" stretchy="true">]</mo>
        </mrow>
      </mrow>
      <mtable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/>
          </mtd>
        </mtr>
      </mtable>
    </mrow>
    <annotation encoding="StarMath 5.0">left [ matrix { C sub 1 # C sub 2 # C sub 3 # C sub 4 } right ]=

left [ matrix {


{bar B} rSub { size 8{jj} } {} # -{tilde I} sub {2KU} 

 

}
right ] 

matrix {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

##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 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
## 

}

</annotation>
  </semantics>
</math>
</file>

<file path=Object 175/content.xml><?xml version="1.0" encoding="utf-8"?>
<math xmlns="http://www.w3.org/1998/Math/MathML" display="block">
  <semantics>
    <mrow>
      <mstyle mathsize="12pt">
        <msubsup>
          <mrow>
            <msub>
              <mover accent="true">
                <mi>J</mi>
                <mo stretchy="false">~</mo>
              </mover>
              <mi>n</mi>
            </msub>
            <mover accent="true">
              <mi>A</mi>
              <mo stretchy="false">~</mo>
            </mover>
          </mrow>
          <mstyle mathsize="8pt">
            <mi>n</mi>
          </mstyle>
          <mi>k</mi>
        </msubsup>
      </mstyle>
      <mrow>
        <mover accent="true">
          <mi>z</mi>
          <mo stretchy="false">^</mo>
        </mover>
        <mo stretchy="false">=</mo>
        <mover accent="true">
          <mi>z</mi>
          <mo stretchy="false">⃗</mo>
        </mover>
      </mrow>
    </mrow>
    <annotation encoding="StarMath 5.0"> size 12 { {{tilde J} sub n {tilde  A}} rSub { size 8{n} } rsup{k} }{hat z} = {vec z}</annotation>
  </semantics>
</math>
</file>

<file path=Object 176/content.xml><?xml version="1.0" encoding="utf-8"?>
<math xmlns="http://www.w3.org/1998/Math/MathML" display="block">
  <semantics>
    <mrow>
      <mrow>
        <msub>
          <mover accent="true">
            <mi>z</mi>
            <mo stretchy="false">^</mo>
          </mover>
          <mrow>
            <mi mathvariant="normal">Ω</mi>
            <mo stretchy="false">−</mo>
            <mi mathvariant="italic">jj</mi>
            <mo stretchy="false">+</mo>
            <mn>1</mn>
          </mrow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row>
                  <mn>2</mn>
                  <mi mathvariant="italic">KU</mi>
                </mrow>
              </msub>
              <mover accent="true">
                <mi>A</mi>
                <mo stretchy="false">~</mo>
              </mover>
            </mrow>
            <mstyle mathsize="8pt">
              <mrow>
                <mn>2</mn>
                <mi mathvariant="italic">KU</mi>
              </mrow>
            </mstyle>
            <mi mathvariant="italic">KU</mi>
          </msubsup>
        </mstyle>
      </mrow>
      <msub>
        <mover accent="true">
          <mi>z</mi>
          <mo stretchy="false">⃗</mo>
        </mover>
        <mi mathvariant="italic">jj</mi>
      </msub>
    </mrow>
    <annotation encoding="StarMath 5.0">{hat z} rsub{ %OMEGA -jj+1 }  =size 12 { { {tilde J} sub {2KU}{tilde  A}} rSub { size 8{2KU} } rsup{KU} } {vec z} sub { jj }</annotation>
  </semantics>
</math>
</file>

<file path=Object 177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tilde  {A}} rSub { size 8{jj} } {vec z} sub {jj+1} + { {vec  v}} rSub { size 8{jj} }   {}
</annotation>
  </semantics>
</math>
</file>

<file path=Object 178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^</mo>
              </mover>
              <mi mathvariant="italic">jj</mi>
            </msub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{hat z} sub {jj}=    {tilde  B}} rSub { size 8{jj} } {hat z} sub {jj+1} + { vec  {u}} rSub { size 8{jj} }   {}
</annotation>
  </semantics>
</math>
</file>

<file path=Object 179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8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1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2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3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184/content.xml><?xml version="1.0" encoding="utf-8"?>
<math xmlns="http://www.w3.org/1998/Math/MathML" display="block">
  <semantics>
    <mrow>
      <msub>
        <mover accent="true">
          <mi>z</mi>
          <mo stretchy="false">⃗</mo>
        </mover>
        <mi mathvariant="italic">jj</mi>
      </msub>
      <mi>,</mi>
      <msub>
        <mover accent="true">
          <mi>z</mi>
          <mo stretchy="false">⃗</mo>
        </mover>
        <mrow>
          <mi mathvariant="normal">Ω</mi>
          <mo stretchy="false">−</mo>
          <mi mathvariant="italic">jj</mi>
          <mo stretchy="false">+</mo>
          <mn>1</mn>
        </mrow>
      </msub>
      <mi>,</mi>
      <msub>
        <mover accent="true">
          <mi>w</mi>
          <mo stretchy="false">⃗</mo>
        </mover>
        <mrow>
          <mi>θ</mi>
          <mo stretchy="false">−</mo>
          <mi mathvariant="italic">jj</mi>
        </mrow>
      </msub>
      <mi>,</mi>
      <msub>
        <mover accent="true">
          <mi>w</mi>
          <mo stretchy="false">⃗</mo>
        </mover>
        <mrow>
          <mi>θ</mi>
          <mo stretchy="false">+</mo>
          <mi mathvariant="italic">jj</mi>
          <mo stretchy="false">+</mo>
          <mn>1</mn>
        </mrow>
      </msub>
    </mrow>
    <annotation encoding="StarMath 5.0"> {{vec z} sub {jj}, 
{vec z} sub {%OMEGA -jj + 1} , 
{vec w} sub {%theta - jj} ,
{vec w} sub {%theta + jj + 1}
}</annotation>
  </semantics>
</math>
</file>

<file path=Object 185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^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^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hat  z} sub {jj+1} =    {bar  A}} rSub { size 8{jj+1} } {hat z} sub jj + { {bar  v}} rSub { size 8{jj+1} }   {}
</annotation>
  </semantics>
</math>
</file>

<file path=Object 18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87/content.xml><?xml version="1.0" encoding="utf-8"?>
<math xmlns="http://www.w3.org/1998/Math/MathML" display="block">
  <semantics>
    <mrow>
      <msub>
        <mover accent="true">
          <mover accent="true">
            <mi>z</mi>
            <mo stretchy="false">⃗</mo>
          </mover>
          <mo stretchy="false">^</mo>
        </mover>
        <mi mathvariant="italic">jj</mi>
      </msub>
      <mo stretchy="false">=</mo>
      <msub>
        <mover accent="true">
          <mi>z</mi>
          <mo stretchy="false">⃗</mo>
        </mover>
        <mi mathvariant="italic">jj</mi>
      </msub>
    </mrow>
    <annotation encoding="StarMath 5.0">{hat vec z} sub jj = {vec z} sub jj</annotation>
  </semantics>
</math>
</file>

<file path=Object 18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189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w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B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w</mi>
            <mo stretchy="false">⃗</mo>
          </mover>
          <mi mathvariant="italic">jj</mi>
        </msub>
        <mo stretchy="false">+</mo>
        <msub>
          <mover accent="true">
            <mi>u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 w} sub {jj+1} =    {bar  B}} rSub { size 8{jj+1} } {vec w} sub jj + { bar  u} rSub { size 8{jj+1} }   {}
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190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w</mi>
                <mo stretchy="false">⃗</mo>
              </mover>
              <mi mathvariant="italic">jj</mi>
            </msub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w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{vec w} sub {jj}=    {tilde  B}} rSub { size 8{jj} } {vec w} sub {jj+1} + { vec  u} rSub { size 8{jj} }   {}
</annotation>
  </semantics>
</math>
</file>

<file path=Object 191/content.xml><?xml version="1.0" encoding="utf-8"?>
<math xmlns="http://www.w3.org/1998/Math/MathML" display="block">
  <semantics>
    <mrow>
      <mrow>
        <msub>
          <mover accent="true">
            <mi>B</mi>
            <mo stretchy="false">¯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P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¯</mo>
                    </mover>
                    <mrow>
                      <mi mathvariant="italic">jj</mi>
                      <mo stretchy="false">+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S</mi>
          <mo stretchy="false">~</mo>
        </mover>
        <mi mathvariant="italic">jj</mi>
        <mi>r</mi>
      </msubsup>
    </mrow>
    <annotation encoding="StarMath 5.0">{bar B} sub jj = -left lbrace {tilde C} sub jj sup r + {tilde P} sub jj sup r {bar B} sub {jj+1} right rbrace sup {-1} {tilde S} sub jj sup r</annotation>
  </semantics>
</math>
</file>

<file path=Object 192/content.xml><?xml version="1.0" encoding="utf-8"?>
<math xmlns="http://www.w3.org/1998/Math/MathML" display="block">
  <semantics>
    <mrow>
      <mrow>
        <msub>
          <mover accent="true">
            <mi>u</mi>
            <mo stretchy="false">¯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P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¯</mo>
                  </mover>
                  <mrow>
                    <mi mathvariant="italic">jj</mi>
                    <mo stretchy="false">+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P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</mrow>
    <annotation encoding="StarMath 5.0">{bar u} sub jj = left lbrace {tilde C} sub jj sup r + {tilde P} sub jj sup r {bar B} sub {jj+1} right rbrace sup {-1} left lbrace {{vec c} sub jj - {tilde P} sub jj sup r {bar u} sub {jj+1}}right rbrace</annotation>
  </semantics>
</math>
</file>

<file path=Object 193/content.xml><?xml version="1.0" encoding="utf-8"?>
<math xmlns="http://www.w3.org/1998/Math/MathML" display="block">
  <semantics>
    <mrow>
      <mrow>
        <msub>
          <mover accent="true">
            <mi>B</mi>
            <mo stretchy="false">~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S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~</mo>
                    </mover>
                    <mrow>
                      <mi mathvariant="italic">jj</mi>
                      <mo stretchy="false">−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P</mi>
          <mo stretchy="false">~</mo>
        </mover>
        <mi mathvariant="italic">jj</mi>
        <mi>r</mi>
      </msubsup>
    </mrow>
    <annotation encoding="StarMath 5.0">{tilde B} sub {jj} = -left lbrace {tilde C} sub {jj} sup r + {tilde S} sub jj sup r {tilde B} sub {jj-1} right rbrace sup {-1} {tilde P} sub jj sup r</annotation>
  </semantics>
</math>
</file>

<file path=Object 194/content.xml><?xml version="1.0" encoding="utf-8"?>
<math xmlns="http://www.w3.org/1998/Math/MathML" display="block">
  <semantics>
    <mrow>
      <mrow>
        <msub>
          <mover accent="true">
            <mi>u</mi>
            <mo stretchy="false">⃗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S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~</mo>
                  </mover>
                  <mrow>
                    <mi mathvariant="italic">jj</mi>
                    <mo stretchy="false">−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S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⃗</mo>
              </mover>
              <mrow>
                <mi mathvariant="italic">jj</mi>
                <mo stretchy="false">−</mo>
                <mn>1</mn>
              </mrow>
            </msub>
          </mrow>
        </mrow>
        <mo fence="true" form="postfix" stretchy="true">}</mo>
      </mrow>
    </mrow>
    <annotation encoding="StarMath 5.0">{vec u} sub jj = left lbrace {tilde C} sub {jj} sup r + {tilde S} sub {jj} sup r {tilde B} sub {jj-1} right rbrace sup {-1} left lbrace {{vec c} sub jj - {tilde S} sub {jj} sup r {vec u} sub {jj-1}} right rbrace</annotation>
  </semantics>
</math>
</file>

<file path=Object 195/content.xml><?xml version="1.0" encoding="utf-8"?>
<math xmlns="http://www.w3.org/1998/Math/MathML" display="block">
  <semantics>
    <mrow>
      <mrow>
        <msub>
          <mover accent="true">
            <mi>c</mi>
            <mo stretchy="false">⃗</mo>
          </mover>
          <mi>j</mi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i>n</mi>
              </msub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sub>
        <mover accent="true">
          <mi>b</mi>
          <mo stretchy="false">⃗</mo>
        </mover>
        <mi>j</mi>
      </msub>
    </mrow>
    <annotation encoding="StarMath 5.0">{vec c} sub j = size 12 { { {tilde J} sub n {tilde  A}} rSub { size 8{n} } rsup{k} }{vec b} sub { j }</annotation>
  </semantics>
</math>
</file>

<file path=Object 196/content.xml><?xml version="1.0" encoding="utf-8"?>
<math xmlns="http://www.w3.org/1998/Math/MathML" display="block">
  <semantics>
    <mrow>
      <msub>
        <mi>c</mi>
        <mi mathvariant="italic">jj</mi>
      </msub>
      <mo stretchy="false">=</mo>
      <mrow>
        <mo fence="true" form="prefix" stretchy="false">(</mo>
        <mrow>
          <mrow>
            <msub>
              <mi>c</mi>
              <mi>j</mi>
            </msub>
            <mi>,</mi>
            <msub>
              <mi>c</mi>
              <mrow>
                <mi>j</mi>
                <mo stretchy="false">+</mo>
                <mn>1</mn>
              </mrow>
            </msub>
            <mn>....</mn>
            <msub>
              <mi>c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c</mi>
              <mrow>
                <mi>n</mi>
                <mo stretchy="false">−</mo>
                <mi>j</mi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c sub {jj} = (c sub j,c sub {j+1}....c sub {j+(m-3)/2},c sub {n-j+1-(m-3)/2}...c sub {n-j},c sub {n-j+1 }) </annotation>
  </semantics>
</math>
</file>

<file path=Object 197/content.xml><?xml version="1.0" encoding="utf-8"?>
<math xmlns="http://www.w3.org/1998/Math/MathML" display="block">
  <semantics>
    <mrow>
      <msubsup>
        <mover accent="true">
          <mi>J</mi>
          <mo stretchy="false">~</mo>
        </mover>
        <mi>n</mi>
        <mrow>
          <mo stretchy="false">−</mo>
          <mn>1</mn>
        </mrow>
      </msubsup>
      <mo stretchy="false">=</mo>
      <msub>
        <mover accent="true">
          <mi>J</mi>
          <mo stretchy="false">~</mo>
        </mover>
        <mi>n</mi>
      </msub>
    </mrow>
    <annotation encoding="StarMath 5.0">{tilde J} sub n sup{-1} = {tilde J} sub n</annotation>
  </semantics>
</math>
</file>

<file path=Object 198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D</mi>
                    <mn>1</mn>
                  </msub>
                </mtd>
                <mtd>
                  <msub>
                    <mi>D</mi>
                    <mn>2</mn>
                  </msub>
                </mtd>
                <mtd>
                  <msub>
                    <mi>D</mi>
                    <mn>3</mn>
                  </msub>
                </mtd>
                <mtd>
                  <msub>
                    <mi>D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sub>
                    <mover accent="true">
                      <mi>I</mi>
                      <mo stretchy="false">~</mo>
                    </mover>
                    <mrow>
                      <mn>2</mn>
                      <mi mathvariant="italic">KU</mi>
                    </mrow>
                  </msub>
                </mtd>
                <mtd>
                  <mrow>
                    <msub>
                      <mover accent="true">
                        <mi>B</mi>
                        <mo stretchy="false">~</mo>
                      </mover>
                      <mstyle mathsize="8pt">
                        <mrow>
                          <mi mathvariant="italic">ii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</mtable>
          </mrow>
          <mo fence="true" form="postfix" stretchy="true">]</mo>
        </mrow>
      </mrow>
      <mtable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</mtable>
    </mrow>
    <annotation encoding="StarMath 5.0">left [ matrix {D sub 1 # D sub 2 # D sub 3 # D sub 4 }right ]=
left [ matrix {


{tilde I} sub {2KU}  # {tilde B} rSub { size 8{ii-1} } {}  
 
}

right ] 

matrix {

left [ matrix {
{tilde 0} rSub { size 8{KU} }  {} # {tilde 0} rSub { size 8{KU} } {} ## {tilde J} rSub { size 8{KU} } {} # {tilde 0} rSub { size 8{KU} }  {} }right ] 
left [ matrix {
{tilde 0} rSub { size 8{KU} }  {} # {tilde 0} rSub { size 8{KU} } {} ## {tilde 0} rSub { size 8{KU} } {} # {tilde 0} rSub { size 8{KU} }  {} }right ] 
left [ matrix {
{tilde 0} rSub { size 8{KU} }  {} # {tilde 0} rSub { size 8{KU} } {} ## {tilde 0} rSub { size 8{KU} } {} # {tilde 0} rSub { size 8{KU} }  {} }right ] 
left [ matrix {
{tilde J} rSub { size 8{KU} }  {} # {tilde 0} rSub { size 8{KU} } {} ## {tilde 0} rSub { size 8{KU} } {} # {tilde 0} rSub { size 8{KU} }  {} }right ]

##
left [ matrix {
{tilde 0} rSub { size 8{KU} }  {} # {tilde 0} rSub { size 8{KU} } {} ## {tilde 0} rSub { size 8{KU} } {} # {tilde J} rSub { size 8{KU} }  {} }right ] 
left [ matrix {
{tilde J} rSub { size 8{KU} }  {} # {tilde 0} rSub { size 8{KU} } {} ## {tilde 0} rSub { size 8{KU} } {} # {tilde 0} rSub { size 8{KU} }  {} }right ] 
left [ matrix {
{tilde 0} rSub { size 8{KU} }  {} # {tilde 0} rSub { size 8{KU} } {} ## {tilde J} rSub { size 8{KU} } {} # {tilde 0} rSub { size 8{KU} }  {} }right ] 
left [ matrix {
{tilde 0} rSub { size 8{KU} }  {} # {tilde J} rSub { size 8{KU} } {} ## {tilde 0} rSub { size 8{KU} } {} # {tilde 0} rSub { size 8{KU} }  {} }right ] 

}

</annotation>
  </semantics>
</math>
</file>

<file path=Object 199/content.xml><?xml version="1.0" encoding="utf-8"?>
<math xmlns="http://www.w3.org/1998/Math/MathML" display="block">
  <semantics>
    <msub>
      <mover accent="true">
        <mi>w</mi>
        <mo stretchy="false">⃗</mo>
      </mover>
      <mrow>
        <mi>θ</mi>
        <mo stretchy="false">−</mo>
        <mi mathvariant="italic">jj</mi>
        <mo stretchy="false">+</mo>
        <mn>1</mn>
      </mrow>
    </msub>
    <annotation encoding="StarMath 5.0">{vec w} sub {%theta-jj+1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00/content.xml><?xml version="1.0" encoding="utf-8"?>
<math xmlns="http://www.w3.org/1998/Math/MathML" display="block">
  <semantics>
    <msub>
      <mover accent="true">
        <mi>w</mi>
        <mo stretchy="false">⃗</mo>
      </mover>
      <mrow>
        <mi mathvariant="normal">Ω</mi>
        <mo stretchy="false">−</mo>
        <mi>θ</mi>
        <mo stretchy="false">+</mo>
        <mi mathvariant="italic">jj</mi>
      </mrow>
    </msub>
    <annotation encoding="StarMath 5.0">{vec w} sub {%OMEGA-%theta+jj}</annotation>
  </semantics>
</math>
</file>

<file path=Object 20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i mathvariant="italic">jj</mi>
                    </mstyle>
                  </msub>
                  <mrow/>
                </mrow>
              </mtd>
              <mtd>
                <msub>
                  <mover accent="true">
                    <mn>0</mn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row>
                      <mn>2</mn>
                      <mi mathvariant="italic">KU</mi>
                    </mrow>
                  </msub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</mtr>
            <mtr>
              <mtd>
                <mrow>
                  <msub>
                    <mi>C</mi>
                    <mn>1</mn>
                  </msub>
                  <mrow/>
                </mrow>
              </mtd>
              <mtd>
                <msub>
                  <mi>C</mi>
                  <mn>2</mn>
                </msub>
              </mtd>
              <mtd>
                <msub>
                  <mi>C</mi>
                  <mn>3</mn>
                </msub>
              </mtd>
              <mtd>
                <msub>
                  <mi>C</mi>
                  <mn>4</mn>
                </msub>
              </mtd>
            </mtr>
            <mtr>
              <mtd>
                <mrow>
                  <msub>
                    <mi>D</mi>
                    <mn>1</mn>
                  </msub>
                  <mrow/>
                </mrow>
              </mtd>
              <mtd>
                <msub>
                  <mi>D</mi>
                  <mn>2</mn>
                </msub>
              </mtd>
              <mtd>
                <msub>
                  <mi>D</mi>
                  <mn>3</mn>
                </msub>
              </mtd>
              <mtd>
                <msub>
                  <mi>D</mi>
                  <mn>4</mn>
                </msub>
              </mtd>
            </mtr>
            <mtr>
              <mtd>
                <mrow>
                  <msub>
                    <mover accent="true">
                      <mn>0</mn>
                      <mo stretchy="false">~</mo>
                    </mover>
                    <mrow>
                      <mn>2</mn>
                      <mi mathvariant="italic">KU</mi>
                    </mrow>
                  </msub>
                  <mrow/>
                </mrow>
              </mtd>
              <mtd>
                <msub>
                  <mover accent="true">
                    <mi>I</mi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n>0</mn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row>
                          <mi mathvariant="italic">jj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i mathvariant="italic">jj</mi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row>
                      <mo stretchy="false">−</mo>
                      <msub>
                        <mover accent="true">
                          <mi>u</mi>
                          <mo stretchy="false">¯</mo>
                        </mover>
                        <mstyle mathsize="8pt">
                          <mi mathvariant="italic">ii</mi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row>
                          <mi mathvariant="italic">jj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} }  {} # {tilde 0} rSub { size 8{2KU} } #  -{tilde I} sub {2KU}#  {tilde 0} sub {2KU} ## 

  C sub 1   {} #   C sub 2 #  C sub 3 #  {C sub 4 }  ## 

  D sub 1 {} # D sub 2 #  D sub 3#  { D sub 4}  ## 

{tilde 0} sub {2KU}  {} # {tilde I} sub {2KU} # {tilde 0} rSub { size 8{2KU} } # -{tilde A} rSub { size 8{ii-1} } 
}

right ]




left [ matrix {
{vec z} rSub { size 8{jj} }    {} ##
{vec z} rSub { size 8{ii} }    {} ##
{vec z} rSub { size 8{jj-1} }    {} ##
{vec z} rSub { size 8{ii-1} }   
}  right ] 
= left [matrix {
-{bar v} rSub { size 8{jj} }    {} ##
-{bar u} rSub { size 8{ii} }    {} ##
{vec u} rSub { size 8{jj-1} }    {} ##
{vec v} rSub { size 8{ii-1} }   
}
right ]

</annotation>
  </semantics>
</math>
</file>

<file path=Object 202/content.xml><?xml version="1.0" encoding="utf-8"?>
<math xmlns="http://www.w3.org/1998/Math/MathML" display="block">
  <semantics>
    <mi>θ</mi>
    <annotation encoding="StarMath 5.0">%theta</annotation>
  </semantics>
</math>
</file>

<file path=Object 203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04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jj</annotation>
  </semantics>
</math>
</file>

<file path=Object 20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
(z sub j,z sub {j+1}....z sub {j+(m-3)/2}) ,

(z sub {n-j+1-(m-3)/2}...z sub {n-j},z sub {n-j+1 }) 
</annotation>
  </semantics>
</math>
</file>

<file path=Object 206/content.xml><?xml version="1.0" encoding="utf-8"?>
<math xmlns="http://www.w3.org/1998/Math/MathML" display="block">
  <semantics>
    <msub>
      <mi>z</mi>
      <mi mathvariant="italic">jj</mi>
    </msub>
    <annotation encoding="StarMath 5.0">z sub jj</annotation>
  </semantics>
</math>
</file>

<file path=Object 207/content.xml><?xml version="1.0" encoding="utf-8"?>
<math xmlns="http://www.w3.org/1998/Math/MathML" display="block">
  <semantics>
    <msub>
      <mover accent="true">
        <mi>z</mi>
        <mo stretchy="false">⃗</mo>
      </mover>
      <mi mathvariant="italic">ii</mi>
    </msub>
    <annotation encoding="StarMath 5.0">{vec z} sub {ii}</annotation>
  </semantics>
</math>
</file>

<file path=Object 208/content.xml><?xml version="1.0" encoding="utf-8"?>
<math xmlns="http://www.w3.org/1998/Math/MathML" display="block">
  <semantics>
    <mrow>
      <mrow>
        <mi>θ</mi>
        <mo stretchy="false">=</mo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4</mn>
        </mrow>
      </mrow>
      <mi mathvariant="italic">KU</mi>
    </mrow>
    <annotation encoding="StarMath 5.0"> %theta = (N-p)/4KU</annotation>
  </semantics>
</math>
</file>

<file path=Object 209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ii</mi>
        <mo stretchy="false">+</mo>
        <mn>1</mn>
      </mrow>
    </msub>
    <annotation encoding="StarMath 5.0">{vec z} sub {ii+1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10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 mathvariant="italic">j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z</mi>
                <mo stretchy="false">⃗</mo>
              </mover>
              <mi mathvariant="italic">ii</mi>
            </msub>
          </mrow>
        </mtd>
      </mtr>
      <mtr>
        <mtd>
          <mrow>
            <mrow>
              <msub>
                <mover accent="true">
                  <mi>w</mi>
                  <mo stretchy="false">⃗</mo>
                </mover>
                <mrow>
                  <mi mathvariant="normal">Ω</mi>
                  <mo stretchy="false">−</mo>
                  <mi>θ</mi>
                  <mo stretchy="false">+</mo>
                  <mi mathvariant="italic">jj</mi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 mathvariant="italic">j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z</mi>
                <mo stretchy="false">⃗</mo>
              </mover>
              <mi mathvariant="italic">ii</mi>
            </msub>
          </mrow>
        </mtd>
      </mtr>
    </mtable>
    <annotation encoding="StarMath 5.0">matrix {
{vec w} sub {%theta - jj+1} = left [ matrix {
{tilde J} rSub { size 8{KU} }  {} # {tilde 0} rSub { size 8{KU} } {} ## {tilde 0} rSub { size 8{KU} } {} # {tilde 0} rSub { size 8{KU} }  {} }right ] {vec z} sub {jj}+
left [ matrix {
{tilde 0} rSub { size 8{KU} }  {} # {tilde 0} rSub { size 8{KU} } {} ## {tilde J} rSub { size 8{KU} } {} # {tilde 0} rSub { size 8{KU} }  {} }right ] {vec z} sub {ii}
##
{vec w} sub {%OMEGA - %theta + jj } = left [ matrix {
{tilde 0} rSub { size 8{KU} }  {} # {tilde J} rSub { size 8{KU} } {} ## {tilde 0} rSub { size 8{KU} } {} # {tilde 0} rSub { size 8{KU} }  {} }right ] {vec z} sub {jj}+
left [ matrix {
{tilde 0} rSub { size 8{KU} }  {} # {tilde 0} rSub { size 8{KU} } {} ## {tilde 0} rSub { size 8{KU} } {} # {tilde J} rSub { size 8{KU} }  {} }right ] {vec z} sub {ii}

}</annotation>
  </semantics>
</math>
</file>

<file path=Object 211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212/content.xml><?xml version="1.0" encoding="utf-8"?>
<math xmlns="http://www.w3.org/1998/Math/MathML" display="block">
  <semantics>
    <mrow>
      <mi>p</mi>
      <mo stretchy="false">≠</mo>
      <mn>0</mn>
    </mrow>
    <annotation encoding="StarMath 5.0">p &lt;&gt; 0</annotation>
  </semantics>
</math>
</file>

<file path=Object 213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214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{jj}</annotation>
  </semantics>
</math>
</file>

<file path=Object 215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216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+</mo>
                  <mi mathvariant="italic">jj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{vec w} sub {%theta - jj} = 

(z sub {j+(m-3)/2}...z sub {j+1},z sub j),({hat z} sub {i+(m-3)/2}...{hat z} sub {i+1},{hat z} sub i)
##
{vec w} sub {%theta + jj - 1} 
 
=(z sub {j+(m-3)/2}...z sub {j+1},z sub j),({hat z} sub {i+(m-3)/2}...{hat z} sub {i+1},{hat z} sub i)
({hat z} sub {n-j+1 },{hat z} sub {n-j} ...{hat z} sub {n-j+1-(m-3)/2}),(z sub {n-i+1 },z sub {n-i} ...z sub {n-i+1-(m-3)/2}) 
}</annotation>
  </semantics>
</math>
</file>

<file path=Object 217/content.xml><?xml version="1.0" encoding="utf-8"?>
<math xmlns="http://www.w3.org/1998/Math/MathML" display="block">
  <semantics>
    <mrow>
      <mi mathvariant="italic">mod</mi>
      <mrow>
        <mrow>
          <mo fence="true" form="prefix" stretchy="false">(</mo>
          <mrow>
            <mrow>
              <mi>N</mi>
              <mi>,</mi>
              <mrow>
                <mn>8</mn>
                <mo stretchy="false">∗</mo>
                <mi mathvariant="italic">KU</mi>
              </mrow>
            </mrow>
          </mrow>
          <mo fence="true" form="postfix" stretchy="false">)</mo>
        </mrow>
        <mo stretchy="false">≠</mo>
        <mn>0</mn>
      </mrow>
    </mrow>
    <annotation encoding="StarMath 5.0"> mod(N,8*KU) &lt;&gt; 0</annotation>
  </semantics>
</math>
</file>

<file path=Object 21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m-1} }  ## 


 {tilde I} rSub { size 8{m-1} } # -{tilde A} rSub { size 8{jj} } 
}
right ]


left [ matrix {
{vec z} rSub { size 8{jj} }    {} ##

{vec z} rSub { size 8{jj+1} }   
}  right ] 
= left [matrix {
-{bar v} rSub { size 8{jj+1} }    {} ##

{vec v} rSub { size 8{jj} }   
}
right ]</annotation>
  </semantics>
</math>
</file>

<file path=Object 219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{jj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20/content.xml><?xml version="1.0" encoding="utf-8"?>
<math xmlns="http://www.w3.org/1998/Math/MathML" display="block">
  <semantics>
    <mrow>
      <mrow>
        <mi>p</mi>
        <mo stretchy="false">=</mo>
        <mi mathvariant="italic">mod</mi>
      </mrow>
      <mrow>
        <mo fence="true" form="prefix" stretchy="false">(</mo>
        <mrow>
          <mrow>
            <mi>N</mi>
            <mi>,</mi>
            <mrow>
              <mn>8</mn>
              <mo stretchy="false">∗</mo>
              <mi mathvariant="italic">KU</mi>
            </mrow>
          </mrow>
        </mrow>
        <mo fence="true" form="postfix" stretchy="false">)</mo>
      </mrow>
    </mrow>
    <annotation encoding="StarMath 5.0">p = mod(N,8*KU)</annotation>
  </semantics>
</math>
</file>

<file path=Object 221/content.xml><?xml version="1.0" encoding="utf-8"?>
<math xmlns="http://www.w3.org/1998/Math/MathML" display="block">
  <semantics>
    <msub>
      <mover accent="true">
        <mi>w</mi>
        <mo stretchy="false">⃗</mo>
      </mover>
      <mi mathvariant="italic">jj</mi>
    </msub>
    <annotation encoding="StarMath 5.0">{vec w} sub {jj}</annotation>
  </semantics>
</math>
</file>

<file path=Object 222/content.xml><?xml version="1.0" encoding="utf-8"?>
<math xmlns="http://www.w3.org/1998/Math/MathML" display="block">
  <semantics>
    <msub>
      <mover accent="true">
        <mi>w</mi>
        <mo stretchy="false">⃗</mo>
      </mover>
      <mrow>
        <mi mathvariant="italic">jj</mi>
        <mo stretchy="false">+</mo>
        <mn>1</mn>
      </mrow>
    </msub>
    <annotation encoding="StarMath 5.0">{vec w} sub {jj+1}</annotation>
  </semantics>
</math>
</file>

<file path=Object 22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4/content.xml><?xml version="1.0" encoding="utf-8"?>
<math xmlns="http://www.w3.org/1998/Math/MathML" display="block">
  <semantics>
    <msub>
      <mover accent="true">
        <mi>w</mi>
        <mo stretchy="false">⃗</mo>
      </mover>
      <mi mathvariant="italic">jj</mi>
    </msub>
    <annotation encoding="StarMath 5.0">{vec w} sub {jj}</annotation>
  </semantics>
</math>
</file>

<file path=Object 225/content.xml><?xml version="1.0" encoding="utf-8"?>
<math xmlns="http://www.w3.org/1998/Math/MathML" display="block">
  <semantics>
    <mrow>
      <mrow>
        <mover accent="true">
          <mi>w</mi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i>z</mi>
        <mo stretchy="false">⃗</mo>
      </mover>
    </mrow>
    <annotation encoding="StarMath 5.0">{vec w} = size 12 { { tilde J sub n tilde  {A}} rSub { size 8{n} } rsup{k} }{vec z} </annotation>
  </semantics>
</math>
</file>

<file path=Object 226/content.xml><?xml version="1.0" encoding="utf-8"?>
<math xmlns="http://www.w3.org/1998/Math/MathML" display="block">
  <semantics>
    <msub>
      <mi>w</mi>
      <mi>j</mi>
    </msub>
    <annotation encoding="StarMath 5.0"> {w sub j}</annotation>
  </semantics>
</math>
</file>

<file path=Object 227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28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jj</annotation>
  </semantics>
</math>
</file>

<file path=Object 229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30/content.xml><?xml version="1.0" encoding="utf-8"?>
<math xmlns="http://www.w3.org/1998/Math/MathML" display="block">
  <semantics>
    <mover accent="true">
      <mi>z</mi>
      <mo stretchy="false">⃗</mo>
    </mover>
    <annotation encoding="StarMath 5.0"> vec z </annotation>
  </semantics>
</math>
</file>

<file path=Object 231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C</mi>
                    <mn>1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E</mi>
                          <mo stretchy="false">~</mo>
                        </mover>
                        <mstyle mathsize="8pt">
                          <mi mathvariant="italic">ii</mi>
                        </mstyle>
                      </msub>
                    </mrow>
                    <msub>
                      <mover accent="true">
                        <mi>J</mi>
                        <mo stretchy="false">~</mo>
                      </mover>
                      <mrow>
                        <mn>2</mn>
                        <mi mathvariant="italic">KU</mi>
                      </mrow>
                    </msub>
                    <msubsup>
                      <mover accent="true">
                        <mi>A</mi>
                        <mo stretchy="false">~</mo>
                      </mover>
                      <mstyle mathsize="8pt">
                        <mrow>
                          <mn>2</mn>
                          <mi mathvariant="italic">KU</mi>
                        </mrow>
                      </mstyle>
                      <mi mathvariant="italic">KU</mi>
                    </msubsup>
                    <mrow/>
                  </mrow>
                </mtd>
                <mtd>
                  <mrow>
                    <msub>
                      <mover accent="true">
                        <mi>J</mi>
                        <mo stretchy="false">~</mo>
                      </mover>
                      <mrow>
                        <mn>2</mn>
                        <mi mathvariant="italic">KU</mi>
                      </mrow>
                    </msub>
                    <msubsup>
                      <mover accent="true">
                        <mi>A</mi>
                        <mo stretchy="false">~</mo>
                      </mover>
                      <mstyle mathsize="8pt">
                        <mrow>
                          <mn>2</mn>
                          <mi mathvariant="italic">KU</mi>
                        </mrow>
                      </mstyle>
                      <mi mathvariant="italic">KU</mi>
                    </msubsup>
                  </mrow>
                </mtd>
              </mtr>
            </mtable>
          </mrow>
          <mo fence="true" form="postfix" stretchy="true">]</mo>
        </mrow>
      </mrow>
      <mtable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/>
          </mtd>
        </mtr>
      </mtable>
    </mrow>
    <annotation encoding="StarMath 5.0">left [ matrix { C sub 1 # C sub 2 # C sub 3 # C sub 4 } right ]=

left [ matrix {


-{tilde E} rSub { size 8{ii} }{tilde J} sub {2KU}  {tilde A} rSub { size 8{2KU}} rsup KU   {} # {tilde J} sub {2KU}  {tilde A} rSub { size 8{2KU}} rsup KU

 

}
right ] 

matrix {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

##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 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
## 

}

</annotation>
  </semantics>
</math>
</file>

<file path=Object 232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=</mo>
        <msub>
          <mover accent="true">
            <mi>A</mi>
            <mo stretchy="false">~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+1 } = {tilde A} sub 0 {vec z} sub jj </annotation>
  </semantics>
</math>
</file>

<file path=Object 233/content.xml><?xml version="1.0" encoding="utf-8"?>
<math xmlns="http://www.w3.org/1998/Math/MathML" display="block">
  <semantics>
    <msub>
      <mover accent="true">
        <mi>z</mi>
        <mo stretchy="false">⃗</mo>
      </mover>
      <mi mathvariant="italic">ii</mi>
    </msub>
    <annotation encoding="StarMath 5.0">{vec z} sub {ii}</annotation>
  </semantics>
</math>
</file>

<file path=Object 234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−</mo>
            <mn>1</mn>
          </mrow>
        </msub>
        <mo stretchy="false">=</mo>
        <msub>
          <mover accent="true">
            <mi>A</mi>
            <mo stretchy="false">¯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 -1 } = {bar A} sub 0 {vec z} sub {jj} </annotation>
  </semantics>
</math>
</file>

<file path=Object 235/content.xml><?xml version="1.0" encoding="utf-8"?>
<math xmlns="http://www.w3.org/1998/Math/MathML" display="block">
  <semantics>
    <mrow>
      <mo stretchy="false">−</mo>
      <msub>
        <mover accent="true">
          <mi>u</mi>
          <mo stretchy="false">¯</mo>
        </mover>
        <mstyle mathsize="8pt">
          <mi mathvariant="italic">ii</mi>
        </mstyle>
      </msub>
    </mrow>
    <annotation encoding="StarMath 5.0">-{bar u} rSub { size 8{ii} } </annotation>
  </semantics>
</math>
</file>

<file path=Object 236/content.xml><?xml version="1.0" encoding="utf-8"?>
<math xmlns="http://www.w3.org/1998/Math/MathML" display="block">
  <semantics>
    <msub>
      <mover accent="true">
        <mi>e</mi>
        <mo stretchy="false">⃗</mo>
      </mover>
      <mi mathvariant="italic">ii</mi>
    </msub>
    <annotation encoding="StarMath 5.0">{vec e} sub {ii}</annotation>
  </semantics>
</math>
</file>

<file path=Object 237/content.xml><?xml version="1.0" encoding="utf-8"?>
<math xmlns="http://www.w3.org/1998/Math/MathML" display="block">
  <semantics>
    <msub>
      <mover accent="true">
        <mi>e</mi>
        <mo stretchy="false">⃗</mo>
      </mover>
      <mrow>
        <mi mathvariant="italic">ii</mi>
        <mo stretchy="false">+</mo>
        <mn>1</mn>
      </mrow>
    </msub>
    <annotation encoding="StarMath 5.0">{vec e} sub {ii+1}</annotation>
  </semantics>
</math>
</file>

<file path=Object 238/content.xml><?xml version="1.0" encoding="utf-8"?>
<math xmlns="http://www.w3.org/1998/Math/MathML" display="block">
  <semantics>
    <msub>
      <mover accent="true">
        <mi>e</mi>
        <mo stretchy="false">⃗</mo>
      </mover>
      <mi mathvariant="italic">ii</mi>
    </msub>
    <annotation encoding="StarMath 5.0">{vec e} sub {ii}</annotation>
  </semantics>
</math>
</file>

<file path=Object 239/content.xml><?xml version="1.0" encoding="utf-8"?>
<math xmlns="http://www.w3.org/1998/Math/MathML" display="block">
  <semantics>
    <mrow>
      <msup>
        <mrow>
          <mo fence="true" form="prefix" stretchy="true">[</mo>
          <mrow>
            <mstyle mathsize="12pt">
              <msubsup>
                <mover accent="true">
                  <mi>A</mi>
                  <mo stretchy="false">~</mo>
                </mover>
                <mstyle mathsize="8pt">
                  <mi>n</mi>
                </mstyle>
                <mi>k</mi>
              </msubsup>
            </mstyle>
          </mrow>
          <mo fence="true" form="postfix" stretchy="true">]</mo>
        </mrow>
        <mrow>
          <mo stretchy="false">−</mo>
          <mn>1</mn>
        </mrow>
      </msup>
      <mo stretchy="false">=</mo>
      <mstyle mathsize="12pt">
        <msubsup>
          <mover accent="true">
            <mi>A</mi>
            <mo stretchy="false">~</mo>
          </mover>
          <mstyle mathsize="8pt">
            <mi>n</mi>
          </mstyle>
          <mrow>
            <mi>n</mi>
            <mo stretchy="false">−</mo>
            <mi>k</mi>
          </mrow>
        </msubsup>
      </mstyle>
    </mrow>
    <annotation encoding="StarMath 5.0">left [ size 12 { { tilde  {A}} rSub { size 8{n} } rsup{k} } right ] sup {-1} = size 12 { { tilde  {A}} rSub { size 8{n} } rsup{n-k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40/content.xml><?xml version="1.0" encoding="utf-8"?>
<math xmlns="http://www.w3.org/1998/Math/MathML" display="block">
  <semantics>
    <mrow>
      <mrow>
        <mover accent="true">
          <msub>
            <mi>z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row>
              <mi>n</mi>
              <mo stretchy="false">−</mo>
              <mi>k</mi>
            </mrow>
          </msubsup>
        </mstyle>
      </mrow>
      <mover accent="true">
        <msub>
          <mi>w</mi>
          <mi>j</mi>
        </msub>
        <mo stretchy="false">⃗</mo>
      </mover>
    </mrow>
    <annotation encoding="StarMath 5.0">vec z sub j = size 12 { { tilde J sub n tilde  {A}} rSub { size 8{n} } rsup{n-k} }vec w_{ j }</annotation>
  </semantics>
</math>
</file>

<file path=Object 241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z</mi>
                  <mi mathvariant="italic">jj</mi>
                </msub>
                <mo stretchy="false">⃗</mo>
              </mover>
              <mo stretchy="false">=</mo>
              <mrow>
                <mo fence="true" form="prefix" stretchy="false">(</mo>
                <mrow>
                  <mrow>
                    <msub>
                      <mi>z</mi>
                      <mi>j</mi>
                    </msub>
                    <mi>,</mi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j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i>z</mi>
                  <mo stretchy="false">⃗</mo>
                </mover>
                <mrow>
                  <mi mathvariant="normal">Ω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i mathvariant="italic">ii</mi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i>i</mi>
                    </msub>
                    <mi>,</mi>
                    <msub>
                      <mi>z</mi>
                      <mrow>
                        <mi>i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i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vec z sub {jj} = (z sub j,z sub {j+1}....z sub {j+(m-3)/2}),(z sub {n-j+1-(m-3)/2}...z sub {n-j},z sub {n-j+1 }) 
##
{vec z} sub {%OMEGA - jj + 1} ={hat vec z} sub {ii}= (z sub i,z sub {i+1}....z sub {i+(m-3)/2}),(z sub {n-i+1-(m-3)/2}...z sub {n-i},z sub {n-i+1 }) 
}</annotation>
  </semantics>
</math>
</file>

<file path=Object 242/content.xml><?xml version="1.0" encoding="utf-8"?>
<math xmlns="http://www.w3.org/1998/Math/MathML" display="block">
  <semantics>
    <msub>
      <mover accent="true">
        <mi>e</mi>
        <mo stretchy="false">⃗</mo>
      </mover>
      <mstyle mathsize="8pt">
        <mrow>
          <mi mathvariant="italic">ii</mi>
          <mo stretchy="false">−</mo>
          <mn>1</mn>
        </mrow>
      </mstyle>
    </msub>
    <annotation encoding="StarMath 5.0">{vec e} rSub { size 8{ii-1} } </annotation>
  </semantics>
</math>
</file>

<file path=Object 243/content.xml><?xml version="1.0" encoding="utf-8"?>
<math xmlns="http://www.w3.org/1998/Math/MathML" display="block">
  <semantics>
    <mrow>
      <mi mathvariant="normal">Ω</mi>
      <mo stretchy="false">=</mo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row>
          <mo fence="true" form="prefix" stretchy="false">(</mo>
          <mrow>
            <mrow>
              <mn>2</mn>
              <mi mathvariant="italic">KU</mi>
            </mrow>
          </mrow>
          <mo fence="true" form="postfix" stretchy="false">)</mo>
        </mrow>
      </mrow>
    </mrow>
    <annotation encoding="StarMath 5.0">%OMEGA = (n-p)/(2KU)</annotation>
  </semantics>
</math>
</file>

<file path=Object 244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45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jj</mi>
                      </mstyle>
                    </msub>
                  </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  <mrow/>
                </mrow>
              </mtd>
              <mtd>
                <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 -{tilde B} rSub { size 8{jj} }{tilde J} sub {2KU}  {tilde A} rSub { size 8{2KU}} rsup KU   {} # {tilde J} sub {2KU}  {tilde A} rSub { size 8{2KU}} rsup KU  ## 


 {tilde I} rSub { size 8{2KU} } # -{tilde A} rSub { size 8{jj} } 
}
right ]


left [ matrix {
{vec z} rSub { size 8{jj} }    {} ##

{vec z} rSub { size 8{jj+1} }   
}  right ] 
= left [matrix {
{vec u} rSub { size 8{jj} }    {} ##

{vec v} rSub { size 8{jj} }   
}
right ]</annotation>
  </semantics>
</math>
</file>

<file path=Object 246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 {vec z sub jj}</annotation>
  </semantics>
</math>
</file>

<file path=Object 247/content.xml><?xml version="1.0" encoding="utf-8"?>
<math xmlns="http://www.w3.org/1998/Math/MathML" display="block">
  <semantics>
    <msub>
      <mover accent="true">
        <mi>z</mi>
        <mo stretchy="false">^</mo>
      </mover>
      <mi mathvariant="italic">jj</mi>
    </msub>
    <annotation encoding="StarMath 5.0"> {hat z} sub {jj}</annotation>
  </semantics>
</math>
</file>

<file path=Object 248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4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50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251/content.xml><?xml version="1.0" encoding="utf-8"?>
<math xmlns="http://www.w3.org/1998/Math/MathML" display="block">
  <semantics>
    <mrow>
      <mover accent="true">
        <msub>
          <mi>B</mi>
          <mi mathvariant="italic">jj</mi>
        </msub>
        <mo stretchy="false">~</mo>
      </mover>
      <mi>,</mi>
      <mover accent="true">
        <msub>
          <mi>u</mi>
          <mi mathvariant="italic">jj</mi>
        </msub>
        <mo stretchy="false">⃗</mo>
      </mover>
    </mrow>
    <annotation encoding="StarMath 5.0">tilde B sub jj ,vec u sub jj</annotation>
  </semantics>
</math>
</file>

<file path=Object 252/content.xml><?xml version="1.0" encoding="utf-8"?>
<math xmlns="http://www.w3.org/1998/Math/MathML" display="block">
  <semantics>
    <mrow>
      <mrow>
        <mstyle mathsize="12pt">
          <msub>
            <mover accent="true">
              <mi>z</mi>
              <mo stretchy="false">⃗</mo>
            </mover>
            <mi mathvariant="italic">ii</mi>
          </msub>
        </mstyle>
        <mo stretchy="false">=</mo>
        <msub>
          <mover accent="true">
            <mi>E</mi>
            <mo stretchy="false">~</mo>
          </mover>
          <mstyle mathsize="8pt">
            <mi mathvariant="italic">ii</mi>
          </mstyle>
        </msub>
      </mrow>
      <mrow>
        <msub>
          <mover accent="true">
            <mi>z</mi>
            <mo stretchy="false">⃗</mo>
          </mover>
          <mrow>
            <mi mathvariant="italic">ii</mi>
            <mo stretchy="false">+</mo>
            <mn>1</mn>
          </mrow>
        </msub>
        <mo stretchy="false">+</mo>
        <msub>
          <mover accent="true">
            <mi>e</mi>
            <mo stretchy="false">⃗</mo>
          </mover>
          <mstyle mathsize="8pt">
            <mi mathvariant="italic">ii</mi>
          </mstyle>
        </msub>
      </mrow>
    </mrow>
    <annotation encoding="StarMath 5.0">size 12{ {vec z} sub {ii}}=    {tilde  E} rSub { size 8{ii} } {vec z} sub {ii+1} + { vec  {e}} rSub { size 8{ii} } 
</annotation>
  </semantics>
</math>
</file>

<file path=Object 25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n>8</mn>
      </mrow>
      <mi mathvariant="italic">KU</mi>
    </mrow>
    <annotation encoding="StarMath 5.0"> (N-p)/8KU</annotation>
  </semantics>
</math>
</file>

<file path=Object 254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i>w</mi>
        <mo stretchy="false">⃗</mo>
      </mover>
    </mrow>
    <annotation encoding="StarMath 5.0">{vec e} = size 12 { { tilde J sub n tilde  {A}} rSub { size 8{n} } rsup{k} }{vec w} </annotation>
  </semantics>
</math>
</file>

<file path=Object 255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 {vec z} sub jj</annotation>
  </semantics>
</math>
</file>

<file path=Object 256/content.xml><?xml version="1.0" encoding="utf-8"?>
<math xmlns="http://www.w3.org/1998/Math/MathML" display="block">
  <semantics>
    <msub>
      <mover accent="true">
        <mi>z</mi>
        <mo stretchy="false">^</mo>
      </mover>
      <mi mathvariant="italic">jj</mi>
    </msub>
    <annotation encoding="StarMath 5.0"> {hat z}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form="postfix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</mrow>
    <annotation encoding="StarMath 5.0">size 12{ {vec z} sub {jj+1}=    {bar A}} rSub { size 8{jj+1} } {vec z} sub jj + { bar v} rSub { size 8{jj+1} }  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z} sub {jj+1}=    {bar  A}} rSub { size 8{jj+1} } {vec z} sub jj + { bar  v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form="prefix" stretchy="true">{</mo>
        <mrow>
          <mrow>
            <mrow>
              <msub>
                <mover accent="true">
                  <mi>C</mi>
                  <mo stretchy="false">~</mo>
                </mover>
                <mi mathvariant="italic">jj</mi>
              </msub>
              <mo stretchy="false">+</mo>
              <msub>
                <mover accent="true">
                  <mi>P</mi>
                  <mo stretchy="false">~</mo>
                </mover>
                <mi mathvariant="italic">jj</mi>
              </msub>
            </mrow>
            <msub>
              <mover accent="true">
                <mi>A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P</mi>
            <mo stretchy="false">~</mo>
          </mover>
          <mi mathvariant="italic">jj</mi>
        </msub>
      </mrow>
      <mrow>
        <msub>
          <mover accent="true">
            <mi>v</mi>
            <mo stretchy="false">⃗</mo>
          </mover>
          <mrow>
            <mi mathvariant="italic">jj</mi>
            <mo stretchy="false">+</mo>
            <mn>1</mn>
          </mrow>
        </msub>
        <mo stretchy="false">=</mo>
        <mrow>
          <msub>
            <mover accent="true">
              <mi>b</mi>
              <mo stretchy="false">⃗</mo>
            </mover>
            <mi mathvariant="italic">jj</mi>
          </msub>
          <mo stretchy="false">−</mo>
          <msub>
            <mover accent="true">
              <mi>S</mi>
              <mo stretchy="false">~</mo>
            </mover>
            <mi mathvariant="italic">jj</mi>
          </msub>
        </mrow>
      </mrow>
      <msub>
        <mover accent="true">
          <mi>z</mi>
          <mo stretchy="false">⃗</mo>
        </mover>
        <mrow>
          <mi mathvariant="italic">jj</mi>
          <mo stretchy="false">−</mo>
          <mn>1</mn>
        </mrow>
      </msub>
    </mrow>
    <annotation encoding="StarMath 5.0">left lbrace {tilde C} sub jj + {tilde P} sub jj {bar A} sub {jj+1} right rbrace vec { z sub jj } 
+ {tilde P} sub jj {vec  v } sub {jj+1}  = {vec b} sub jj -{tilde S} sub jj {vec z} sub {jj-1} </annotation>
  </semantics>
</math>
</file>

<file path=Object 91/content.xml><?xml version="1.0" encoding="utf-8"?>
<math xmlns="http://www.w3.org/1998/Math/MathML" display="block">
  <semantics>
    <mrow>
      <mrow>
        <msub>
          <mover accent="true">
            <mi>A</mi>
            <mo stretchy="false">¯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>
                      <mover accent="true">
                        <mi>C</mi>
                        <mo stretchy="false">~</mo>
                      </mover>
                      <mi mathvariant="italic">jj</mi>
                    </msub>
                    <mo stretchy="false">+</mo>
                    <msub>
                      <mover accent="true">
                        <mi>P</mi>
                        <mo stretchy="false">~</mo>
                      </mover>
                      <mi mathvariant="italic">jj</mi>
                    </msub>
                  </mrow>
                  <msub>
                    <mover accent="true">
                      <mi>A</mi>
                      <mo stretchy="false">¯</mo>
                    </mover>
                    <mrow>
                      <mi mathvariant="italic">jj</mi>
                      <mo stretchy="false">+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>
        <mover accent="true">
          <mi>S</mi>
          <mo stretchy="false">~</mo>
        </mover>
        <mi mathvariant="italic">jj</mi>
      </msub>
    </mrow>
    <annotation encoding="StarMath 5.0">{bar A} sub jj = -left lbrace {tilde C} sub jj + {tilde P} sub jj {bar A} sub {jj+1} right rbrace sup {-1} {tilde S} sub jj</annotation>
  </semantics>
</math>
</file>

<file path=Object 92/content.xml><?xml version="1.0" encoding="utf-8"?>
<math xmlns="http://www.w3.org/1998/Math/MathML" display="block">
  <semantics>
    <mrow>
      <mrow>
        <msub>
          <mover accent="true">
            <mi>v</mi>
            <mo stretchy="false">¯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>
                    <mover accent="true">
                      <mi>C</mi>
                      <mo stretchy="false">~</mo>
                    </mover>
                    <mi mathvariant="italic">jj</mi>
                  </msub>
                  <mo stretchy="false">+</mo>
                  <msub>
                    <mover accent="true">
                      <mi>P</mi>
                      <mo stretchy="false">~</mo>
                    </mover>
                    <mi mathvariant="italic">jj</mi>
                  </msub>
                </mrow>
                <msub>
                  <mover accent="true">
                    <mi>A</mi>
                    <mo stretchy="false">¯</mo>
                  </mover>
                  <mrow>
                    <mi mathvariant="italic">jj</mi>
                    <mo stretchy="false">+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b</mi>
                  <mo stretchy="false">⃗</mo>
                </mover>
                <mi mathvariant="italic">jj</mi>
              </msub>
              <mo stretchy="false">−</mo>
              <msub>
                <mover accent="true">
                  <mi>P</mi>
                  <mo stretchy="false">~</mo>
                </mover>
                <mi mathvariant="italic">jj</mi>
              </msub>
            </mrow>
            <msub>
              <mover accent="true">
                <mi>v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</mrow>
    <annotation encoding="StarMath 5.0">{bar v} sub jj = left lbrace {tilde C} sub jj + {tilde P} sub jj {bar A} sub {jj+1} right rbrace sup {-1} left lbrace {{vec b} sub jj - {tilde P} sub jj {bar v} sub {jj+1}}right rbrace</annotation>
  </semantics>
</math>
</file>

<file path=Object 93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+1 }</annotation>
  </semantics>
</math>
</file>

<file path=Object 9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+1 }</annotation>
  </semantics>
</math>
</file>

<file path=Object 95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−</mo>
            <mn>1</mn>
          </mrow>
        </msub>
        <mo stretchy="false">=</mo>
        <msub>
          <mover accent="true">
            <mi>A</mi>
            <mo stretchy="false">¯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 -1 } = {bar A} sub 0 {vec z}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